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4.563cm"/>
    </style:style>
    <style:style style:name="co26" style:family="table-column">
      <style:table-column-properties fo:break-before="auto" style:column-width="5.087cm"/>
    </style:style>
    <style:style style:name="co27" style:family="table-column">
      <style:table-column-properties fo:break-before="auto" style:column-width="11.238cm"/>
    </style:style>
    <style:style style:name="co28" style:family="table-column">
      <style:table-column-properties fo:break-before="auto" style:column-width="2.011cm"/>
    </style:style>
    <style:style style:name="co29" style:family="table-column">
      <style:table-column-properties fo:break-before="auto" style:column-width="5.017cm"/>
    </style:style>
    <style:style style:name="co18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21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2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2.974cm"/>
    </style:style>
    <style:style style:name="co23" style:family="table-column">
      <style:table-column-properties fo:break-before="auto" style:column-width="2.734cm"/>
    </style:style>
    <style:style style:name="co25" style:family="table-column">
      <style:table-column-properties fo:break-before="auto" style:column-width="4.546cm"/>
    </style:style>
    <style:style style:name="co30" style:family="table-column">
      <style:table-column-properties fo:break-before="auto" style:column-width="2.267cm"/>
    </style:style>
    <style:style style:name="ro23" style:family="table-row">
      <style:table-row-properties style:row-height="0.965cm" fo:break-before="auto" style:use-optimal-row-height="false"/>
    </style:style>
    <style:style style:name="ro26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27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1" style:family="table-row">
      <style:table-row-properties style:row-height="0.91cm" fo:break-before="auto" style:use-optimal-row-height="false"/>
    </style:style>
    <style:style style:name="ro22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17" style:family="table-row">
      <style:table-row-properties style:row-height="0.453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2.579cm" fo:break-before="auto" style:use-optimal-row-height="true"/>
    </style:style>
    <style:style style:name="ro21" style:family="table-row">
      <style:table-row-properties style:row-height="0.788cm" fo:break-before="auto" style:use-optimal-row-height="false"/>
    </style:style>
    <style:style style:name="ro25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1" style:family="table-cell" style:parent-style-name="Default">
      <style:table-cell-properties fo:border-bottom="0.002cm solid #000000" fo:border-left="0.002cm solid #000000" fo:border-right="none" fo:border-top="none"/>
    </style:style>
    <style:style style:name="ce53" style:family="table-cell" style:parent-style-name="Default">
      <style:table-cell-properties fo:border-bottom="0.002cm solid #000000" fo:border-left="none" fo:border-right="0.002cm solid #000000" fo:border-top="none"/>
    </style:style>
    <style:style style:name="ce57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38" style:family="table-cell" style:parent-style-name="Default">
      <style:table-cell-properties fo:background-color="#ffffff"/>
    </style:style>
    <style:style style:name="ce39" style:family="table-cell" style:parent-style-name="Default">
      <style:table-cell-properties fo:background-color="#ff99ff"/>
    </style:style>
    <style:style style:name="ce40" style:family="table-cell" style:parent-style-name="Default">
      <style:table-cell-properties fo:background-color="#cc9900"/>
    </style:style>
    <style:style style:name="ce41" style:family="table-cell" style:parent-style-name="Default">
      <style:table-cell-properties fo:background-color="#6666ff"/>
      <style:text-properties fo:color="#cc9900"/>
    </style:style>
    <style:style style:name="ce42" style:family="table-cell" style:parent-style-name="Default">
      <style:table-cell-properties fo:background-color="#ffff66"/>
    </style:style>
    <style:style style:name="ce43" style:family="table-cell" style:parent-style-name="Default">
      <style:table-cell-properties fo:background-color="#ff950e"/>
    </style:style>
    <style:style style:name="ce44" style:family="table-cell" style:parent-style-name="Default">
      <style:table-cell-properties fo:background-color="#ffff66"/>
      <style:text-properties fo:color="#ff950e"/>
    </style:style>
    <style:style style:name="ce45" style:family="table-cell" style:parent-style-name="Default">
      <style:table-cell-properties fo:background-color="#ff3333"/>
      <style:text-properties fo:language="en" fo:country="GB" style:font-name-asian="Microsoft YaHei" style:language-asian="zh" style:country-asian="CN" style:font-name-complex="Mangal" style:language-complex="hi" style:country-complex="IN"/>
    </style:style>
    <style:style style:name="ce46" style:family="table-cell" style:parent-style-name="Default">
      <style:table-cell-properties fo:background-color="#6666ff"/>
    </style:style>
    <style:style style:name="ce47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EXPORT" table:style-name="ta1" table:print="false">
        <table:table-column table:style-name="co25" table:number-columns-repeated="16" table:default-cell-style-name="ce38"/>
        <table:table-column table:style-name="co25" table:default-cell-style-name="Default"/>
        <table:table-column table:style-name="co25" table:number-columns-repeated="1007" table:default-cell-style-name="ce38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BuildingName">
            <text:p>Building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MaxHealth">
            <text:p>MaxHealth</text:p>
          </table:table-cell>
          <table:table-cell table:style-name="ce1" table:formula="of:=[HumanReadable.F1]" office:value-type="string" office:string-value="WhoWorksHere">
            <text:p>WhoWorksHere</text:p>
          </table:table-cell>
          <table:table-cell table:style-name="ce1" table:formula="of:=[HumanReadable.G1]" office:value-type="string" office:string-value="PullJobLimit">
            <text:p>PullJobLimit</text:p>
          </table:table-cell>
          <table:table-cell table:style-name="ce1" table:formula="of:=[HumanReadable.H1]" office:value-type="string" office:string-value="PushJobLimit">
            <text:p>PushJobLimit</text:p>
          </table:table-cell>
          <table:table-cell table:style-name="ce1" table:formula="of:=[HumanReadable.I1]" office:value-type="string" office:string-value="ConstructionRecipe">
            <text:p>ConstructionRecipe</text:p>
          </table:table-cell>
          <table:table-cell table:style-name="ce1" table:formula="of:=[HumanReadable.J1]" office:value-type="string" office:string-value="Stockpiles">
            <text:p>Stockpiles</text:p>
          </table:table-cell>
          <table:table-cell table:style-name="ce1" table:formula="of:=[HumanReadable.K1]" office:value-type="string" office:string-value="HarvestAreaRadius">
            <text:p>HarvestAreaRadius</text:p>
          </table:table-cell>
          <table:table-cell table:style-name="ce1" table:formula="of:=[HumanReadable.L1]" office:value-type="string" office:string-value="HarvestAreaMaxDist">
            <text:p>HarvestAreaMaxDist</text:p>
          </table:table-cell>
          <table:table-cell table:style-name="ce1" table:formula="of:=[HumanReadable.M1]" office:value-type="string" office:string-value="HarvestRecipeList">
            <text:p>HarvestRecipeList</text:p>
          </table:table-cell>
          <table:table-cell table:style-name="ce1" table:formula="of:=[HumanReadable.N1]" office:value-type="string" office:string-value="CraftingRecipeList">
            <text:p>CraftingRecipeList</text:p>
          </table:table-cell>
          <table:table-cell table:style-name="ce1" table:formula="of:=[HumanReadable.O1]" office:value-type="string" office:string-value="HelpText">
            <text:p>HelpText</text:p>
          </table:table-cell>
          <table:table-cell table:style-name="ce1" table:formula="of:=[HumanReadable.P1]" office:value-type="string" office:string-value="BlueprintClass">
            <text:p>BlueprintClass</text:p>
          </table:table-cell>
          <table:table-cell table:style-name="ce1" table:formula="of:=[HumanReadable.Q1]" office:value-type="string" office:string-value="Icon">
            <text:p>Icon</text:p>
          </table:table-cell>
          <table:table-cell table:style-name="ce1" table:formula="of:=[HumanReadable.R1]" office:value-type="string" office:string-value="Mesh">
            <text:p>Mesh</text:p>
          </table:table-cell>
          <table:table-cell table:style-name="ce1" table:formula="of:=[HumanReadable.S1]" office:value-type="string" office:string-value="Special(?? school? Palace?)">
            <text:p>Special(?? school? Palace?)</text:p>
          </table:table-cell>
          <table:table-cell table:style-name="ce1" table:formula="of:=[HumanReadable.T1]" office:value-type="string" office:string-value="TUTORIALS!?">
            <text:p>TUTORIALS!?</text:p>
          </table:table-cell>
          <table:table-cell table:style-name="ce1" table:formula="of:=[HumanReadable.U1]" office:value-type="string" office:string-value="Color Explanations (For all Sheets)">
            <text:p>Color Explanations (For all Sheets)</text:p>
          </table:table-cell>
          <table:table-cell table:style-name="ce1" table:formula="of:=[HumanReadable.V1]" office:value-type="float" office:value="0">
            <text:p>0</text:p>
          </table:table-cell>
          <table:table-cell table:style-name="ce1" table:formula="of:=[HumanReadable.W1]" office:value-type="float" office:value="0">
            <text:p>0</text:p>
          </table:table-cell>
          <table:table-cell table:style-name="ce1" table:formula="of:=[HumanReadable.X1]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 table:formula="of:=IF(ISBLANK([HumanReadable.A2]);&quot;&quot;;[HumanReadable.A2])" office:value-type="string" office:string-value="Woodcutters">
            <text:p>Woodcutters</text:p>
          </table:table-cell>
          <table:table-cell table:style-name="ce1" table:formula="of:=[HumanReadable.B2]" office:value-type="string" office:string-value="Woodcutters">
            <text:p>Woodcutters</text:p>
          </table:table-cell>
          <table:table-cell table:style-name="ce1" table:formula="of:=[HumanReadable.C2]" office:value-type="string" office:string-value="Woodcutter's">
            <text:p>Woodcutter's</text:p>
          </table:table-cell>
          <table:table-cell table:style-name="ce1" table:formula="of:=[HumanReadable.D2]" office:value-type="float" office:value="4">
            <text:p>4</text:p>
          </table:table-cell>
          <table:table-cell table:style-name="ce1" table:formula="of:=[HumanReadable.E2]" office:value-type="float" office:value="150">
            <text:p>150</text:p>
          </table:table-cell>
          <table:table-cell table:style-name="ce1" table:formula="of:=[HumanReadable.F2]" office:value-type="string" office:string-value="Lumberjack">
            <text:p>Lumberjack</text:p>
          </table:table-cell>
          <table:table-cell table:style-name="ce1" table:formula="of:=[HumanReadable.G2]" office:value-type="float" office:value="0">
            <text:p>0</text:p>
          </table:table-cell>
          <table:table-cell table:style-name="ce1" table:formula="of:=[HumanReadable.H2]" office:value-type="float" office:value="1">
            <text:p>1</text:p>
          </table:table-cell>
          <table:table-cell table:style-name="ce1" table:formula="of:=INDIRECT(  ADDRESS(   MATCH(    [HumanReadable.$I2];[ConstructionRecipes.$A$1:.$A$500];0);    MATCH(&quot;ConstructionRecipe&quot;;[ConstructionRecipes.$A$1:.$H$1];0);    1;1;&quot;ConstructionRecipes&quot;  ) )" office:value-type="string" office:string-value="(materials=((itemType=Lumber,amount=2)),builderHits=12)">
            <text:p>(materials=((itemType=Lumber,amount=2)),builderHits=12)</text:p>
          </table:table-cell>
          <table:table-cell table:style-name="ce1" table:formula="of:=INDIRECT(  ADDRESS(   MATCH([HumanReadable.$J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K2]" office:value-type="float" office:value="1000">
            <text:p>1000</text:p>
          </table:table-cell>
          <table:table-cell table:style-name="ce1" table:formula="of:=[HumanReadable.L2]" office:value-type="float" office:value="1500">
            <text:p>1500</text:p>
          </table:table-cell>
          <table:table-cell table:style-name="ce1" table:formula="of:=INDIRECT(  ADDRESS(   MATCH([HumanReadable.M2];[HarvestRecipeList.$A$1:.$A$500];0);   MATCH(&quot;RecipeList&quot;;[RecipeList.$A$1:.$H$1];0);    1;1;&quot;HarvestRecipeList&quot;  ) 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ce1" table:formula="of:=INDIRECT(  ADDRESS(   MATCH([HumanReadable.$N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table:style-name="ce1" table:formula="of:=[HumanReadable.P2]" office:value-type="string" office:string-value="Woodcutters">
            <text:p>Woodcutters</text:p>
          </table:table-cell>
          <table:table-cell table:style-name="ce1" table:formula="of:=[HumanReadable.Q2]" office:value-type="string" office:string-value="woodcuttersIcon">
            <text:p>woodcuttersIcon</text:p>
          </table:table-cell>
          <table:table-cell table:style-name="ce1" table:formula="of:=[HumanReadable.R2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string" office:string-value="Sawmill">
            <text:p>Sawmill</text:p>
          </table:table-cell>
          <table:table-cell table:style-name="ce1" table:formula="of:=[HumanReadable.C3]" office:value-type="string" office:string-value="Sawmill">
            <text:p>Sawmill</text:p>
          </table:table-cell>
          <table:table-cell table:style-name="ce1" table:formula="of:=[HumanReadable.D3]" office:value-type="float" office:value="5">
            <text:p>5</text:p>
          </table:table-cell>
          <table:table-cell table:style-name="ce1" table:formula="of:=[HumanReadable.E3]" office:value-type="float" office:value="200">
            <text:p>200</text:p>
          </table:table-cell>
          <table:table-cell table:style-name="ce1" table:formula="of:=[HumanReadable.F3]" office:value-type="string" office:string-value="Carpenter">
            <text:p>Carpenter</text:p>
          </table:table-cell>
          <table:table-cell table:style-name="ce1" table:formula="of:=[HumanReadable.G3]" office:value-type="float" office:value="3">
            <text:p>3</text:p>
          </table:table-cell>
          <table:table-cell table:style-name="ce1" table:formula="of:=[HumanReadable.H3]" office:value-type="float" office:value="1">
            <text:p>1</text:p>
          </table:table-cell>
          <table:table-cell table:style-name="ce1" table:formula="of:=INDIRECT(  ADDRESS(   MATCH(    [HumanReadable.$I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20)">
            <text:p>(materials=((itemType=Lumber,amount=2),(itemType=Stone,amount=2)),builderHits=20)</text:p>
          </table:table-cell>
          <table:table-cell table:style-name="ce1" table:formula="of:=INDIRECT(  ADDRESS(   MATCH([HumanReadable.$J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ce1" table:formula="of:=[HumanReadable.L3]" office:value-type="float" office:value="0">
            <text:p>0</text:p>
          </table:table-cell>
          <table:table-cell table:style-name="ce1" table:formula="of:=INDIRECT(  ADDRESS(   MATCH([HumanReadable.M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O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table:style-name="ce1" table:formula="of:=[HumanReadable.P3]" office:value-type="string" office:string-value="Sawmill">
            <text:p>Sawmill</text:p>
          </table:table-cell>
          <table:table-cell table:style-name="ce1" table:formula="of:=[HumanReadable.Q3]" office:value-type="string" office:string-value="sawmillIcon">
            <text:p>sawmillIcon</text:p>
          </table:table-cell>
          <table:table-cell table:style-name="ce1" table:formula="of:=[HumanReadable.R3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string" office:string-value="Bakery">
            <text:p>Bakery</text:p>
          </table:table-cell>
          <table:table-cell table:style-name="ce1" table:formula="of:=[HumanReadable.C4]" office:value-type="string" office:string-value="Bakery">
            <text:p>Bakery</text:p>
          </table:table-cell>
          <table:table-cell table:style-name="ce1" table:formula="of:=[HumanReadable.D4]" office:value-type="float" office:value="10">
            <text:p>10</text:p>
          </table:table-cell>
          <table:table-cell table:style-name="ce1" table:formula="of:=[HumanReadable.E4]" office:value-type="float" office:value="250">
            <text:p>250</text:p>
          </table:table-cell>
          <table:table-cell table:style-name="ce1" table:formula="of:=[HumanReadable.F4]" office:value-type="string" office:string-value="Baker">
            <text:p>Baker</text:p>
          </table:table-cell>
          <table:table-cell table:style-name="ce1" table:formula="of:=[HumanReadable.G4]" office:value-type="float" office:value="3">
            <text:p>3</text:p>
          </table:table-cell>
          <table:table-cell table:style-name="ce1" table:formula="of:=[HumanReadable.H4]" office:value-type="float" office:value="1">
            <text:p>1</text:p>
          </table:table-cell>
          <table:table-cell table:style-name="ce1" table:formula="of:=INDIRECT(  ADDRESS(   MATCH(    [HumanReadable.$I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table:style-name="ce1" table:formula="of:=INDIRECT(  ADDRESS(   MATCH([HumanReadable.$J4];[Stockpiles.$A$1:.$A$500];0);   MATCH(&quot;Stockpiles&quot;;[Stockpiles.$A$1:.$H$1];0);    1;1;&quot;Stockpiles&quot;  ) 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ce1" table:formula="of:=[HumanReadable.L4]" office:value-type="float" office:value="0">
            <text:p>0</text:p>
          </table:table-cell>
          <table:table-cell table:style-name="ce1" table:formula="of:=INDIRECT(  ADDRESS(   MATCH([HumanReadable.M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O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table:style-name="ce1" table:formula="of:=[HumanReadable.P4]" office:value-type="string" office:string-value="Bakery">
            <text:p>Bakery</text:p>
          </table:table-cell>
          <table:table-cell table:style-name="ce1" table:formula="of:=[HumanReadable.Q4]" office:value-type="string" office:string-value="bakeryIcon">
            <text:p>bakeryIcon</text:p>
          </table:table-cell>
          <table:table-cell table:style-name="ce1" table:formula="of:=[HumanReadable.R4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string" office:string-value="Coalmine">
            <text:p>Coalmine</text:p>
          </table:table-cell>
          <table:table-cell table:style-name="ce1" table:formula="of:=[HumanReadable.C5]" office:value-type="string" office:string-value="Coalmine">
            <text:p>Coalmine</text:p>
          </table:table-cell>
          <table:table-cell table:style-name="ce1" table:formula="of:=[HumanReadable.D5]" office:value-type="float" office:value="11">
            <text:p>11</text:p>
          </table:table-cell>
          <table:table-cell table:style-name="ce1" table:formula="of:=[HumanReadable.E5]" office:value-type="float" office:value="150">
            <text:p>150</text:p>
          </table:table-cell>
          <table:table-cell table:style-name="ce1" table:formula="of:=[HumanReadable.F5]" office:value-type="string" office:string-value="Miner">
            <text:p>Miner</text:p>
          </table:table-cell>
          <table:table-cell table:style-name="ce1" table:formula="of:=[HumanReadable.G5]" office:value-type="float" office:value="0">
            <text:p>0</text:p>
          </table:table-cell>
          <table:table-cell table:style-name="ce1" table:formula="of:=[HumanReadable.H5]" office:value-type="float" office:value="1">
            <text:p>1</text:p>
          </table:table-cell>
          <table:table-cell table:style-name="ce1" table:formula="of:=INDIRECT(  ADDRESS(   MATCH(    [HumanReadable.$I5];[ConstructionRecipes.$A$1:.$A$500];0);    MATCH(&quot;ConstructionRecipe&quot;;[ConstructionRecipes.$A$1:.$H$1];0);    1;1;&quot;ConstructionRecipes&quot;  ) )" office:value-type="string" office:string-value="(materials=((itemType=Lumber,amount=2)),builderHits=12)">
            <text:p>(materials=((itemType=Lumber,amount=2)),builderHits=12)</text:p>
          </table:table-cell>
          <table:table-cell table:style-name="ce1" table:formula="of:=INDIRECT(  ADDRESS(   MATCH([HumanReadable.$J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K5]" office:value-type="float" office:value="1000">
            <text:p>1000</text:p>
          </table:table-cell>
          <table:table-cell table:style-name="ce1" table:formula="of:=[HumanReadable.L5]" office:value-type="float" office:value="1500">
            <text:p>1500</text:p>
          </table:table-cell>
          <table:table-cell table:style-name="ce1" table:formula="of:=INDIRECT(  ADDRESS(   MATCH([HumanReadable.M5];[HarvestRecipeList.$A$1:.$A$500];0);   MATCH(&quot;RecipeList&quot;;[RecipeList.$A$1:.$H$1];0);    1;1;&quot;HarvestRecipeList&quot;  ) 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ce1" table:formula="of:=INDIRECT(  ADDRESS(   MATCH([HumanReadable.$N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table:style-name="ce1" table:formula="of:=[HumanReadable.P5]" office:value-type="string" office:string-value="Coalmine">
            <text:p>Coalmine</text:p>
          </table:table-cell>
          <table:table-cell table:style-name="ce1" table:formula="of:=[HumanReadable.Q5]" office:value-type="string" office:string-value="coalmineIcon">
            <text:p>coalmineIcon</text:p>
          </table:table-cell>
          <table:table-cell table:style-name="ce1" table:formula="of:=[HumanReadable.R5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string" office:string-value="Farm">
            <text:p>Farm</text:p>
          </table:table-cell>
          <table:table-cell table:style-name="ce1" table:formula="of:=[HumanReadable.C6]" office:value-type="string" office:string-value="Farm">
            <text:p>Farm</text:p>
          </table:table-cell>
          <table:table-cell table:style-name="ce1" table:formula="of:=[HumanReadable.D6]" office:value-type="float" office:value="8">
            <text:p>8</text:p>
          </table:table-cell>
          <table:table-cell table:style-name="ce1" table:formula="of:=[HumanReadable.E6]" office:value-type="float" office:value="225">
            <text:p>225</text:p>
          </table:table-cell>
          <table:table-cell table:style-name="ce1" table:formula="of:=[HumanReadable.F6]" office:value-type="string" office:string-value="Farmer">
            <text:p>Farmer</text:p>
          </table:table-cell>
          <table:table-cell table:style-name="ce1" table:formula="of:=[HumanReadable.G6]" office:value-type="float" office:value="0">
            <text:p>0</text:p>
          </table:table-cell>
          <table:table-cell table:style-name="ce1" table:formula="of:=[HumanReadable.H6]" office:value-type="float" office:value="1">
            <text:p>1</text:p>
          </table:table-cell>
          <table:table-cell table:style-name="ce1" table:formula="of:=INDIRECT(  ADDRESS(   MATCH(    [HumanReadable.$I6];[ConstructionRecipes.$A$1:.$A$500];0);    MATCH(&quot;ConstructionRecipe&quot;;[ConstructionRecipes.$A$1:.$H$1];0);    1;1;&quot;ConstructionRecipes&quot;  ) )" office:value-type="string" office:string-value="(materials=((itemType=Lumber,amount=5),(itemType=Stone,amount=2),(itemType=Log,amount=2)),builderHits=25)">
            <text:p>(materials=((itemType=Lumber,amount=5),(itemType=Stone,amount=2),(itemType=Log,amount=2)),builderHits=25)</text:p>
          </table:table-cell>
          <table:table-cell table:style-name="ce1" table:formula="of:=INDIRECT(  ADDRESS(   MATCH([HumanReadable.$J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K6]" office:value-type="float" office:value="500">
            <text:p>500</text:p>
          </table:table-cell>
          <table:table-cell table:style-name="ce1" table:formula="of:=[HumanReadable.L6]" office:value-type="float" office:value="1000">
            <text:p>1000</text:p>
          </table:table-cell>
          <table:table-cell table:style-name="ce1" table:formula="of:=INDIRECT(  ADDRESS(   MATCH([HumanReadable.M6];[HarvestRecipeList.$A$1:.$A$500];0);   MATCH(&quot;RecipeList&quot;;[RecipeList.$A$1:.$H$1];0);    1;1;&quot;HarvestRecipeList&quot;  ) 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ce1" table:formula="of:=INDIRECT(  ADDRESS(   MATCH([HumanReadable.$N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table:style-name="ce1" table:formula="of:=[HumanReadable.P6]" office:value-type="string" office:string-value="Farm">
            <text:p>Farm</text:p>
          </table:table-cell>
          <table:table-cell table:style-name="ce1" table:formula="of:=[HumanReadable.Q6]" office:value-type="string" office:string-value="farmIcon">
            <text:p>farmIcon</text:p>
          </table:table-cell>
          <table:table-cell table:style-name="ce1" table:formula="of:=[HumanReadable.R6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7]);&quot;&quot;;[HumanReadable.A7])" office:value-type="string" office:string-value="ForestingLodge">
            <text:p>ForestingLodge</text:p>
          </table:table-cell>
          <table:table-cell table:style-name="ce1" table:formula="of:=[HumanReadable.B7]" office:value-type="string" office:string-value="ForestingLodge">
            <text:p>ForestingLodge</text:p>
          </table:table-cell>
          <table:table-cell table:style-name="ce1" table:formula="of:=[HumanReadable.C7]" office:value-type="string" office:string-value="Foresting Lodge">
            <text:p>Foresting Lodge</text:p>
          </table:table-cell>
          <table:table-cell table:style-name="ce1" table:formula="of:=[HumanReadable.D7]" office:value-type="float" office:value="6">
            <text:p>6</text:p>
          </table:table-cell>
          <table:table-cell table:style-name="ce1" table:formula="of:=[HumanReadable.E7]" office:value-type="float" office:value="200">
            <text:p>200</text:p>
          </table:table-cell>
          <table:table-cell table:style-name="ce1" table:formula="of:=[HumanReadable.F7]" office:value-type="string" office:string-value="Forester">
            <text:p>Forester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ce1" table:formula="of:=[HumanReadable.H7]" office:value-type="float" office:value="0">
            <text:p>0</text:p>
          </table:table-cell>
          <table:table-cell table:style-name="ce1" table:formula="of:=INDIRECT(  ADDRESS(   MATCH(    [HumanReadable.$I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20)">
            <text:p>(materials=((itemType=Lumber,amount=2),(itemType=Stone,amount=2)),builderHits=20)</text:p>
          </table:table-cell>
          <table:table-cell table:style-name="ce1" table:formula="of:=INDIRECT(  ADDRESS(   MATCH([HumanReadable.$J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7]" office:value-type="float" office:value="800">
            <text:p>800</text:p>
          </table:table-cell>
          <table:table-cell table:style-name="ce1" table:formula="of:=[HumanReadable.L7]" office:value-type="float" office:value="1500">
            <text:p>1500</text:p>
          </table:table-cell>
          <table:table-cell table:style-name="ce39" table:formula="of:=[HumanReadable.M7]" office:value-type="string" office:string-value="((interactEnvType=&quot;Tree&quot;))">
            <text:p>((interactEnvType="Tree"))</text:p>
          </table:table-cell>
          <table:table-cell table:style-name="ce1" table:formula="of:=INDIRECT(  ADDRESS(   MATCH([HumanReadable.$N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/text:p>
            <text:p/>
            <text:p>A forester needs to work in the foresting lodge.</text:p>
          </table:table-cell>
          <table:table-cell table:style-name="ce1" table:formula="of:=[HumanReadable.P7]" office:value-type="string" office:string-value="ForestingLodge">
            <text:p>ForestingLodge</text:p>
          </table:table-cell>
          <table:table-cell table:style-name="ce1" table:formula="of:=[HumanReadable.Q7]" office:value-type="string" office:string-value="forestingLodgeIcon">
            <text:p>forestingLodgeIcon</text:p>
          </table:table-cell>
          <table:table-cell table:style-name="ce1" table:formula="of:=[HumanReadable.R7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string" office:string-value="Goldmine">
            <text:p>Goldmine</text:p>
          </table:table-cell>
          <table:table-cell table:style-name="ce1" table:formula="of:=[HumanReadable.C8]" office:value-type="string" office:string-value="Goldmine">
            <text:p>Goldmine</text:p>
          </table:table-cell>
          <table:table-cell table:style-name="ce1" table:formula="of:=[HumanReadable.D8]" office:value-type="float" office:value="12">
            <text:p>12</text:p>
          </table:table-cell>
          <table:table-cell table:style-name="ce1" table:formula="of:=[HumanReadable.E8]" office:value-type="float" office:value="150">
            <text:p>150</text:p>
          </table:table-cell>
          <table:table-cell table:style-name="ce1" table:formula="of:=[HumanReadable.F8]" office:value-type="string" office:string-value="Miner">
            <text:p>Miner</text:p>
          </table:table-cell>
          <table:table-cell table:style-name="ce1" table:formula="of:=[HumanReadable.G8]" office:value-type="float" office:value="0">
            <text:p>0</text:p>
          </table:table-cell>
          <table:table-cell table:style-name="ce1" table:formula="of:=[HumanReadable.H8]" office:value-type="float" office:value="1">
            <text:p>1</text:p>
          </table:table-cell>
          <table:table-cell table:style-name="ce1" table:formula="of:=INDIRECT(  ADDRESS(   MATCH(    [HumanReadable.$I8];[ConstructionRecipes.$A$1:.$A$500];0);    MATCH(&quot;ConstructionRecipe&quot;;[ConstructionRecipes.$A$1:.$H$1];0);    1;1;&quot;ConstructionRecipes&quot;  ) )" office:value-type="string" office:string-value="(materials=((itemType=Lumber,amount=2)),builderHits=12)">
            <text:p>(materials=((itemType=Lumber,amount=2)),builderHits=12)</text:p>
          </table:table-cell>
          <table:table-cell table:style-name="ce1" table:formula="of:=INDIRECT(  ADDRESS(   MATCH([HumanReadable.$J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K8]" office:value-type="float" office:value="1000">
            <text:p>1000</text:p>
          </table:table-cell>
          <table:table-cell table:style-name="ce1" table:formula="of:=[HumanReadable.L8]" office:value-type="float" office:value="1500">
            <text:p>1500</text:p>
          </table:table-cell>
          <table:table-cell table:style-name="ce1" table:formula="of:=INDIRECT(  ADDRESS(   MATCH([HumanReadable.M8];[HarvestRecipeList.$A$1:.$A$500];0);   MATCH(&quot;RecipeList&quot;;[RecipeList.$A$1:.$H$1];0);    1;1;&quot;HarvestRecipeList&quot;  ) 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table:style-name="ce1" table:formula="of:=INDIRECT(  ADDRESS(   MATCH([HumanReadable.$N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table:style-name="ce1" table:formula="of:=[HumanReadable.P8]" office:value-type="string" office:string-value="Goldmine">
            <text:p>Goldmine</text:p>
          </table:table-cell>
          <table:table-cell table:style-name="ce1" table:formula="of:=[HumanReadable.Q8]" office:value-type="string" office:string-value="goldmineIcon">
            <text:p>goldmineIcon</text:p>
          </table:table-cell>
          <table:table-cell table:style-name="ce1" table:formula="of:=[HumanReadable.R8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string" office:string-value="Inn">
            <text:p>Inn</text:p>
          </table:table-cell>
          <table:table-cell table:style-name="ce1" table:formula="of:=[HumanReadable.C9]" office:value-type="string" office:string-value="Inn">
            <text:p>Inn</text:p>
          </table:table-cell>
          <table:table-cell table:style-name="ce1" table:formula="of:=[HumanReadable.D9]" office:value-type="float" office:value="2">
            <text:p>2</text:p>
          </table:table-cell>
          <table:table-cell table:style-name="ce1" table:formula="of:=[HumanReadable.E9]" office:value-type="float" office:value="350">
            <text:p>350</text:p>
          </table:table-cell>
          <table:table-cell table:style-name="ce1" table:formula="of:=[HumanReadable.F9]" office:value-type="string" office:string-value="None">
            <text:p>None</text:p>
          </table:table-cell>
          <table:table-cell table:style-name="ce1" table:formula="of:=[HumanReadable.G9]" office:value-type="float" office:value="5">
            <text:p>5</text:p>
          </table:table-cell>
          <table:table-cell table:style-name="ce1" table:formula="of:=[HumanReadable.H9]" office:value-type="float" office:value="0">
            <text:p>0</text:p>
          </table:table-cell>
          <table:table-cell table:style-name="ce1" table:formula="of:=INDIRECT(  ADDRESS(   MATCH(    [HumanReadable.$I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50)">
            <text:p>(materials=((itemType=Lumber,amount=5),(itemType=Stone,amount=7)),builderHits=50)</text:p>
          </table:table-cell>
          <table:table-cell table:style-name="ce1" table:formula="of:=INDIRECT(  ADDRESS(   MATCH([HumanReadable.$J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ce1" table:formula="of:=[HumanReadable.L9]" office:value-type="float" office:value="0">
            <text:p>0</text:p>
          </table:table-cell>
          <table:table-cell table:style-name="ce1" table:formula="of:=INDIRECT(  ADDRESS(   MATCH([HumanReadable.M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table:style-name="ce1" table:formula="of:=[HumanReadable.P9]" office:value-type="string" office:string-value="Inn">
            <text:p>Inn</text:p>
          </table:table-cell>
          <table:table-cell table:style-name="ce1" table:formula="of:=[HumanReadable.Q9]" office:value-type="string" office:string-value="innIcon">
            <text:p>innIcon</text:p>
          </table:table-cell>
          <table:table-cell table:style-name="ce1" table:formula="of:=[HumanReadable.R9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string" office:string-value="Ironmine">
            <text:p>Ironmine</text:p>
          </table:table-cell>
          <table:table-cell table:style-name="ce1" table:formula="of:=[HumanReadable.C10]" office:value-type="string" office:string-value="Ironmine">
            <text:p>Ironmine</text:p>
          </table:table-cell>
          <table:table-cell table:style-name="ce1" table:formula="of:=[HumanReadable.D10]" office:value-type="float" office:value="13">
            <text:p>13</text:p>
          </table:table-cell>
          <table:table-cell table:style-name="ce1" table:formula="of:=[HumanReadable.E10]" office:value-type="float" office:value="150">
            <text:p>150</text:p>
          </table:table-cell>
          <table:table-cell table:style-name="ce1" table:formula="of:=[HumanReadable.F10]" office:value-type="string" office:string-value="Miner">
            <text:p>Miner</text:p>
          </table:table-cell>
          <table:table-cell table:style-name="ce1" table:formula="of:=[HumanReadable.G10]" office:value-type="float" office:value="0">
            <text:p>0</text:p>
          </table:table-cell>
          <table:table-cell table:style-name="ce1" table:formula="of:=[HumanReadable.H10]" office:value-type="float" office:value="1">
            <text:p>1</text:p>
          </table:table-cell>
          <table:table-cell table:style-name="ce1" table:formula="of:=INDIRECT(  ADDRESS(   MATCH(    [HumanReadable.$I10];[ConstructionRecipes.$A$1:.$A$500];0);    MATCH(&quot;ConstructionRecipe&quot;;[ConstructionRecipes.$A$1:.$H$1];0);    1;1;&quot;ConstructionRecipes&quot;  ) )" office:value-type="string" office:string-value="(materials=((itemType=Lumber,amount=2)),builderHits=12)">
            <text:p>(materials=((itemType=Lumber,amount=2)),builderHits=12)</text:p>
          </table:table-cell>
          <table:table-cell table:style-name="ce1" table:formula="of:=INDIRECT(  ADDRESS(   MATCH([HumanReadable.$J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K10]" office:value-type="float" office:value="1000">
            <text:p>1000</text:p>
          </table:table-cell>
          <table:table-cell table:style-name="ce1" table:formula="of:=[HumanReadable.L10]" office:value-type="float" office:value="1500">
            <text:p>1500</text:p>
          </table:table-cell>
          <table:table-cell table:style-name="ce1" table:formula="of:=INDIRECT(  ADDRESS(   MATCH([HumanReadable.M10];[HarvestRecipeList.$A$1:.$A$500];0);   MATCH(&quot;RecipeList&quot;;[RecipeList.$A$1:.$H$1];0);    1;1;&quot;HarvestRecipeList&quot;  ) 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table:style-name="ce1" table:formula="of:=INDIRECT(  ADDRESS(   MATCH([HumanReadable.$N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table:style-name="ce1" table:formula="of:=[HumanReadable.P10]" office:value-type="string" office:string-value="Ironmine">
            <text:p>Ironmine</text:p>
          </table:table-cell>
          <table:table-cell table:style-name="ce1" table:formula="of:=[HumanReadable.Q10]" office:value-type="string" office:string-value="ironmineIcon">
            <text:p>ironmineIcon</text:p>
          </table:table-cell>
          <table:table-cell table:style-name="ce1" table:formula="of:=[HumanReadable.R10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1]);&quot;&quot;;[HumanReadable.A11])" office:value-type="string" office:string-value="IronSmeltery">
            <text:p>IronSmeltery</text:p>
          </table:table-cell>
          <table:table-cell table:style-name="ce1" table:formula="of:=[HumanReadable.B11]" office:value-type="string" office:string-value="IronSmeltery">
            <text:p>IronSmeltery</text:p>
          </table:table-cell>
          <table:table-cell table:style-name="ce1" table:formula="of:=[HumanReadable.C11]" office:value-type="string" office:string-value="Iron Smeltery">
            <text:p>Iron Smeltery</text:p>
          </table:table-cell>
          <table:table-cell table:style-name="ce1" table:formula="of:=[HumanReadable.D11]" office:value-type="float" office:value="15">
            <text:p>15</text:p>
          </table:table-cell>
          <table:table-cell table:style-name="ce1" table:formula="of:=[HumanReadable.E11]" office:value-type="float" office:value="275">
            <text:p>275</text:p>
          </table:table-cell>
          <table:table-cell table:style-name="ce1" table:formula="of:=[HumanReadable.F11]" office:value-type="string" office:string-value="Smelter">
            <text:p>Smelter</text:p>
          </table:table-cell>
          <table:table-cell table:style-name="ce1" table:formula="of:=[HumanReadable.G11]" office:value-type="float" office:value="2">
            <text:p>2</text:p>
          </table:table-cell>
          <table:table-cell table:style-name="ce1" table:formula="of:=[HumanReadable.H11]" office:value-type="float" office:value="1">
            <text:p>1</text:p>
          </table:table-cell>
          <table:table-cell table:style-name="ce1" table:formula="of:=INDIRECT(  ADDRESS(   MATCH(    [HumanReadable.$I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35)">
            <text:p>(materials=((itemType=Lumber,amount=2),(itemType=Stone,amount=5)),builderHits=35)</text:p>
          </table:table-cell>
          <table:table-cell table:style-name="ce1" table:formula="of:=INDIRECT(  ADDRESS(   MATCH([HumanReadable.$J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ce1" table:formula="of:=[HumanReadable.L11]" office:value-type="float" office:value="0">
            <text:p>0</text:p>
          </table:table-cell>
          <table:table-cell table:style-name="ce1" table:formula="of:=INDIRECT(  ADDRESS(   MATCH([HumanReadable.M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O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table:style-name="ce1" table:formula="of:=[HumanReadable.P11]" office:value-type="string" office:string-value="IronSmeltery">
            <text:p>IronSmeltery</text:p>
          </table:table-cell>
          <table:table-cell table:style-name="ce1" table:formula="of:=[HumanReadable.Q11]" office:value-type="string" office:string-value="ironSmelteryIcon">
            <text:p>ironSmelteryIcon</text:p>
          </table:table-cell>
          <table:table-cell table:style-name="ce1" table:formula="of:=[HumanReadable.R11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string" office:string-value="Mill">
            <text:p>Mill</text:p>
          </table:table-cell>
          <table:table-cell table:style-name="ce1" table:formula="of:=[HumanReadable.C12]" office:value-type="string" office:string-value="Mill">
            <text:p>Mill</text:p>
          </table:table-cell>
          <table:table-cell table:style-name="ce1" table:formula="of:=[HumanReadable.D12]" office:value-type="float" office:value="9">
            <text:p>9</text:p>
          </table:table-cell>
          <table:table-cell table:style-name="ce1" table:formula="of:=[HumanReadable.E12]" office:value-type="float" office:value="250">
            <text:p>250</text:p>
          </table:table-cell>
          <table:table-cell table:style-name="ce1" table:formula="of:=[HumanReadable.F12]" office:value-type="string" office:string-value="Miller">
            <text:p>Miller</text:p>
          </table:table-cell>
          <table:table-cell table:style-name="ce1" table:formula="of:=[HumanReadable.G12]" office:value-type="float" office:value="3">
            <text:p>3</text:p>
          </table:table-cell>
          <table:table-cell table:style-name="ce1" table:formula="of:=[HumanReadable.H12]" office:value-type="float" office:value="1">
            <text:p>1</text:p>
          </table:table-cell>
          <table:table-cell table:style-name="ce1" table:formula="of:=INDIRECT(  ADDRESS(   MATCH(    [HumanReadable.$I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table:style-name="ce1" table:formula="of:=INDIRECT(  ADDRESS(   MATCH([HumanReadable.$J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ce1" table:formula="of:=[HumanReadable.L12]" office:value-type="float" office:value="0">
            <text:p>0</text:p>
          </table:table-cell>
          <table:table-cell table:style-name="ce1" table:formula="of:=INDIRECT(  ADDRESS(   MATCH([HumanReadable.M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O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table:style-name="ce1" table:formula="of:=[HumanReadable.P12]" office:value-type="string" office:string-value="Mill">
            <text:p>Mill</text:p>
          </table:table-cell>
          <table:table-cell table:style-name="ce1" table:formula="of:=[HumanReadable.Q12]" office:value-type="string" office:string-value="millIcon">
            <text:p>millIcon</text:p>
          </table:table-cell>
          <table:table-cell table:style-name="ce1" table:formula="of:=[HumanReadable.R12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string" office:string-value="Mint">
            <text:p>Mint</text:p>
          </table:table-cell>
          <table:table-cell table:style-name="ce1" table:formula="of:=[HumanReadable.C13]" office:value-type="string" office:string-value="Mint">
            <text:p>Mint</text:p>
          </table:table-cell>
          <table:table-cell table:style-name="ce1" table:formula="of:=[HumanReadable.D13]" office:value-type="float" office:value="14">
            <text:p>14</text:p>
          </table:table-cell>
          <table:table-cell table:style-name="ce1" table:formula="of:=[HumanReadable.E13]" office:value-type="float" office:value="275">
            <text:p>275</text:p>
          </table:table-cell>
          <table:table-cell table:style-name="ce1" table:formula="of:=[HumanReadable.F13]" office:value-type="string" office:string-value="Smelter">
            <text:p>Smelter</text:p>
          </table:table-cell>
          <table:table-cell table:style-name="ce1" table:formula="of:=[HumanReadable.G13]" office:value-type="float" office:value="2">
            <text:p>2</text:p>
          </table:table-cell>
          <table:table-cell table:style-name="ce1" table:formula="of:=[HumanReadable.H13]" office:value-type="float" office:value="1">
            <text:p>1</text:p>
          </table:table-cell>
          <table:table-cell table:style-name="ce1" table:formula="of:=INDIRECT(  ADDRESS(   MATCH(    [HumanReadable.$I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35)">
            <text:p>(materials=((itemType=Lumber,amount=2),(itemType=Stone,amount=5)),builderHits=35)</text:p>
          </table:table-cell>
          <table:table-cell table:style-name="ce1" table:formula="of:=INDIRECT(  ADDRESS(   MATCH([HumanReadable.$J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ce1" table:formula="of:=[HumanReadable.L13]" office:value-type="float" office:value="0">
            <text:p>0</text:p>
          </table:table-cell>
          <table:table-cell table:style-name="ce1" table:formula="of:=INDIRECT(  ADDRESS(   MATCH([HumanReadable.M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O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table:style-name="ce1" table:formula="of:=[HumanReadable.P13]" office:value-type="string" office:string-value="Mint">
            <text:p>Mint</text:p>
          </table:table-cell>
          <table:table-cell table:style-name="ce1" table:formula="of:=[HumanReadable.Q13]" office:value-type="string" office:string-value="mintIcon">
            <text:p>mintIcon</text:p>
          </table:table-cell>
          <table:table-cell table:style-name="ce1" table:formula="of:=[HumanReadable.R13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string" office:string-value="Palace">
            <text:p>Palace</text:p>
          </table:table-cell>
          <table:table-cell table:style-name="ce1" table:formula="of:=[HumanReadable.C14]" office:value-type="string" office:string-value="Palace">
            <text:p>Palace</text:p>
          </table:table-cell>
          <table:table-cell table:style-name="ce1" table:formula="of:=[HumanReadable.D14]" office:value-type="float" office:value="17">
            <text:p>17</text:p>
          </table:table-cell>
          <table:table-cell table:style-name="ce1" table:formula="of:=[HumanReadable.E14]" office:value-type="float" office:value="2000">
            <text:p>2000</text:p>
          </table:table-cell>
          <table:table-cell table:style-name="ce1" table:formula="of:=[HumanReadable.F14]" office:value-type="string" office:string-value="None">
            <text:p>None</text:p>
          </table:table-cell>
          <table:table-cell table:style-name="ce1" table:formula="of:=[HumanReadable.G14]" office:value-type="float" office:value="3">
            <text:p>3</text:p>
          </table:table-cell>
          <table:table-cell table:style-name="ce1" table:formula="of:=[HumanReadable.H14]" office:value-type="float" office:value="1">
            <text:p>1</text:p>
          </table:table-cell>
          <table:table-cell table:style-name="ce1" table:formula="of:=INDIRECT(  ADDRESS(   MATCH(    [HumanReadable.$I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1000)">
            <text:p>(materials=((itemType=Lumber,amount=150),(itemType=Stone,amount=200),(itemType=GoldCoins,amount=100),(itemType=Iron,amount=75),(itemType=HandAxe,amount=50)),builderHits=1000)</text:p>
          </table:table-cell>
          <table:table-cell table:style-name="ce1" table:formula="of:=INDIRECT(  ADDRESS(   MATCH([HumanReadable.$J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ce1" table:formula="of:=[HumanReadable.L14]" office:value-type="float" office:value="0">
            <text:p>0</text:p>
          </table:table-cell>
          <table:table-cell table:style-name="ce1" table:formula="of:=INDIRECT(  ADDRESS(   MATCH([HumanReadable.M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4]" office:value-type="string" office:string-value="A Palace is the ultimate demonstration of wealth and power.  It is a truly collossal undertaking to construct a palace.">
            <text:p>A Palace is the ultimate demonstration of wealth and power. <text:s/>It is a truly collossal undertaking to construct a palace.</text:p>
          </table:table-cell>
          <table:table-cell table:style-name="ce1" table:formula="of:=[HumanReadable.P14]" office:value-type="string" office:string-value="Palace">
            <text:p>Palace</text:p>
          </table:table-cell>
          <table:table-cell table:style-name="ce1" table:formula="of:=[HumanReadable.Q14]" office:value-type="string" office:string-value="palaceIcon">
            <text:p>palaceIcon</text:p>
          </table:table-cell>
          <table:table-cell table:style-name="ce1" table:formula="of:=[HumanReadable.R14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string" office:string-value="Quarry">
            <text:p>Quarry</text:p>
          </table:table-cell>
          <table:table-cell table:style-name="ce1" table:formula="of:=[HumanReadable.C15]" office:value-type="string" office:string-value="Quarry">
            <text:p>Quarry</text:p>
          </table:table-cell>
          <table:table-cell table:style-name="ce1" table:formula="of:=[HumanReadable.D15]" office:value-type="float" office:value="7">
            <text:p>7</text:p>
          </table:table-cell>
          <table:table-cell table:style-name="ce1" table:formula="of:=[HumanReadable.E15]" office:value-type="float" office:value="200">
            <text:p>200</text:p>
          </table:table-cell>
          <table:table-cell table:style-name="ce1" table:formula="of:=[HumanReadable.F15]" office:value-type="string" office:string-value="Mason">
            <text:p>Mason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1">
            <text:p>1</text:p>
          </table:table-cell>
          <table:table-cell table:style-name="ce1" table:formula="of:=INDIRECT(  ADDRESS(   MATCH(    [HumanReadable.$I15];[ConstructionRecipes.$A$1:.$A$500];0);    MATCH(&quot;ConstructionRecipe&quot;;[ConstructionRecipes.$A$1:.$H$1];0);    1;1;&quot;ConstructionRecipes&quot;  ) )" office:value-type="string" office:string-value="(materials=((itemType=Lumber,amount=2)),builderHits=12)">
            <text:p>(materials=((itemType=Lumber,amount=2)),builderHits=12)</text:p>
          </table:table-cell>
          <table:table-cell table:style-name="ce1" table:formula="of:=INDIRECT(  ADDRESS(   MATCH([HumanReadable.$J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K15]" office:value-type="float" office:value="1000">
            <text:p>1000</text:p>
          </table:table-cell>
          <table:table-cell table:style-name="ce1" table:formula="of:=[HumanReadable.L15]" office:value-type="float" office:value="1500">
            <text:p>1500</text:p>
          </table:table-cell>
          <table:table-cell table:style-name="ce1" table:formula="of:=INDIRECT(  ADDRESS(   MATCH([HumanReadable.M15];[HarvestRecipeList.$A$1:.$A$500];0);   MATCH(&quot;RecipeList&quot;;[RecipeList.$A$1:.$H$1];0);    1;1;&quot;HarvestRecipeList&quot;  ) 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table:style-name="ce1" table:formula="of:=INDIRECT(  ADDRESS(   MATCH([HumanReadable.$N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table:style-name="ce1" table:formula="of:=[HumanReadable.P15]" office:value-type="string" office:string-value="Quarry">
            <text:p>Quarry</text:p>
          </table:table-cell>
          <table:table-cell table:style-name="ce1" table:formula="of:=[HumanReadable.Q15]" office:value-type="string" office:string-value="quarryIcon">
            <text:p>quarryIcon</text:p>
          </table:table-cell>
          <table:table-cell table:style-name="ce1" table:formula="of:=[HumanReadable.R15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string" office:string-value="School">
            <text:p>School</text:p>
          </table:table-cell>
          <table:table-cell table:style-name="ce1" table:formula="of:=[HumanReadable.C16]" office:value-type="string" office:string-value="School">
            <text:p>School</text:p>
          </table:table-cell>
          <table:table-cell table:style-name="ce1" table:formula="of:=[HumanReadable.D16]" office:value-type="float" office:value="1">
            <text:p>1</text:p>
          </table:table-cell>
          <table:table-cell table:style-name="ce1" table:formula="of:=[HumanReadable.E16]" office:value-type="float" office:value="400">
            <text:p>400</text:p>
          </table:table-cell>
          <table:table-cell table:style-name="ce1" table:formula="of:=[HumanReadable.F16]" office:value-type="string" office:string-value="None">
            <text:p>None</text:p>
          </table:table-cell>
          <table:table-cell table:style-name="ce1" table:formula="of:=[HumanReadable.G16]" office:value-type="float" office:value="5">
            <text:p>5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INDIRECT(  ADDRESS(   MATCH(    [HumanReadable.$I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table:style-name="ce1" table:formula="of:=INDIRECT(  ADDRESS(   MATCH([HumanReadable.$J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ce1" table:formula="of:=[HumanReadable.L16]" office:value-type="float" office:value="0">
            <text:p>0</text:p>
          </table:table-cell>
          <table:table-cell table:style-name="ce1" table:formula="of:=INDIRECT(  ADDRESS(   MATCH([HumanReadable.M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6]" office:value-type="string" office:string-value="In the School you can create new Citizen for Gold.&#10;&#10;Requires Gold Coins&#10;&#10;No one needs to work at the school.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table:style-name="ce1" table:formula="of:=[HumanReadable.P16]" office:value-type="string" office:string-value="School">
            <text:p>School</text:p>
          </table:table-cell>
          <table:table-cell table:style-name="ce1" table:formula="of:=[HumanReadable.Q16]" office:value-type="string" office:string-value="schoolIcon">
            <text:p>schoolIcon</text:p>
          </table:table-cell>
          <table:table-cell table:style-name="ce1" table:formula="of:=[HumanReadable.R16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7]);&quot;&quot;;[HumanReadable.A17])" office:value-type="string" office:string-value="WeaponWorkshop">
            <text:p>WeaponWorkshop</text:p>
          </table:table-cell>
          <table:table-cell table:style-name="ce1" table:formula="of:=[HumanReadable.B17]" office:value-type="string" office:string-value="WeaponWorkshop">
            <text:p>WeaponWorkshop</text:p>
          </table:table-cell>
          <table:table-cell table:style-name="ce1" table:formula="of:=[HumanReadable.C17]" office:value-type="string" office:string-value="Weapon Workshop">
            <text:p>Weapon Workshop</text:p>
          </table:table-cell>
          <table:table-cell table:style-name="ce1" table:formula="of:=[HumanReadable.D17]" office:value-type="float" office:value="16">
            <text:p>16</text:p>
          </table:table-cell>
          <table:table-cell table:style-name="ce1" table:formula="of:=[HumanReadable.E17]" office:value-type="float" office:value="250">
            <text:p>250</text:p>
          </table:table-cell>
          <table:table-cell table:style-name="ce1" table:formula="of:=[HumanReadable.F17]" office:value-type="string" office:string-value="Carpenter">
            <text:p>Carpenter</text:p>
          </table:table-cell>
          <table:table-cell table:style-name="ce1" table:formula="of:=[HumanReadable.G17]" office:value-type="float" office:value="2">
            <text:p>2</text:p>
          </table:table-cell>
          <table:table-cell table:style-name="ce1" table:formula="of:=[HumanReadable.H17]" office:value-type="float" office:value="1">
            <text:p>1</text:p>
          </table:table-cell>
          <table:table-cell table:style-name="ce1" table:formula="of:=INDIRECT(  ADDRESS(   MATCH(    [HumanReadable.$I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table:style-name="ce1" table:formula="of:=INDIRECT(  ADDRESS(   MATCH([HumanReadable.$J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ce1" table:formula="of:=[HumanReadable.L17]" office:value-type="float" office:value="0">
            <text:p>0</text:p>
          </table:table-cell>
          <table:table-cell table:style-name="ce1" table:formula="of:=INDIRECT(  ADDRESS(   MATCH([HumanReadable.M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O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table:style-name="ce1" table:formula="of:=[HumanReadable.P17]" office:value-type="string" office:string-value="WeaponWorkshop">
            <text:p>WeaponWorkshop</text:p>
          </table:table-cell>
          <table:table-cell table:style-name="ce1" table:formula="of:=[HumanReadable.Q17]" office:value-type="string" office:string-value="weaponWorkshopIcon">
            <text:p>weaponWorkshopIcon</text:p>
          </table:table-cell>
          <table:table-cell table:style-name="ce1" table:formula="of:=[HumanReadable.R17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string" office:string-value="Warehouse">
            <text:p>Warehouse</text:p>
          </table:table-cell>
          <table:table-cell table:style-name="ce1" table:formula="of:=[HumanReadable.C18]" office:value-type="string" office:string-value="Warehouse">
            <text:p>Warehouse</text:p>
          </table:table-cell>
          <table:table-cell table:style-name="ce1" table:formula="of:=[HumanReadable.D18]" office:value-type="float" office:value="3">
            <text:p>3</text:p>
          </table:table-cell>
          <table:table-cell table:style-name="ce1" table:formula="of:=[HumanReadable.E18]" office:value-type="float" office:value="600">
            <text:p>600</text:p>
          </table:table-cell>
          <table:table-cell table:style-name="ce1" table:formula="of:=[HumanReadable.F18]" office:value-type="string" office:string-value="None">
            <text:p>None</text:p>
          </table:table-cell>
          <table:table-cell table:style-name="ce1" table:formula="of:=[HumanReadable.G18]" office:value-type="float" office:value="2">
            <text:p>2</text:p>
          </table:table-cell>
          <table:table-cell table:style-name="ce1" table:formula="of:=[HumanReadable.H18]" office:value-type="float" office:value="1">
            <text:p>1</text:p>
          </table:table-cell>
          <table:table-cell table:style-name="ce1" table:formula="of:=INDIRECT(  ADDRESS(   MATCH(    [HumanReadable.$I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50)">
            <text:p>(materials=((itemType=Lumber,amount=5),(itemType=Stone,amount=7)),builderHits=50)</text:p>
          </table:table-cell>
          <table:table-cell table:style-name="ce1" table:formula="of:=INDIRECT(  ADDRESS(   MATCH([HumanReadable.$J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ce1" table:formula="of:=[HumanReadable.L18]" office:value-type="float" office:value="0">
            <text:p>0</text:p>
          </table:table-cell>
          <table:table-cell table:style-name="ce1" table:formula="of:=INDIRECT(  ADDRESS(   MATCH([HumanReadable.M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8]" office:value-type="string" office:string-value="The Warehouse stores all of your items. &#10;&#10;No one needs to work at the Warehouse.">
            <text:p>The Warehouse stores all of your items. </text:p>
            <text:p/>
            <text:p>No one needs to work at the Warehouse.</text:p>
          </table:table-cell>
          <table:table-cell table:style-name="ce1" table:formula="of:=[HumanReadable.P18]" office:value-type="string" office:string-value="Warehouse">
            <text:p>Warehouse</text:p>
          </table:table-cell>
          <table:table-cell table:style-name="ce1" table:formula="of:=[HumanReadable.Q18]" office:value-type="string" office:string-value="warehouseIcon">
            <text:p>warehouseIcon</text:p>
          </table:table-cell>
          <table:table-cell table:style-name="ce1" table:formula="of:=[HumanReadable.R18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19]);&quot;&quot;;[HumanReadable.A19])" office:value-type="string" office:string-value="ResidentialHouse">
            <text:p>ResidentialHouse</text:p>
          </table:table-cell>
          <table:table-cell table:style-name="ce1" table:formula="of:=[HumanReadable.B19]" office:value-type="string" office:string-value="ResidentialHouse">
            <text:p>ResidentialHouse</text:p>
          </table:table-cell>
          <table:table-cell table:style-name="ce1" table:formula="of:=[HumanReadable.C19]" office:value-type="string" office:string-value="Residential House">
            <text:p>Residential House</text:p>
          </table:table-cell>
          <table:table-cell table:style-name="ce1" table:formula="of:=[HumanReadable.D19]" office:value-type="float" office:value="1">
            <text:p>1</text:p>
          </table:table-cell>
          <table:table-cell table:style-name="ce1" table:formula="of:=[HumanReadable.E19]" office:value-type="float" office:value="400">
            <text:p>400</text:p>
          </table:table-cell>
          <table:table-cell table:style-name="ce1" table:formula="of:=[HumanReadable.F19]" office:value-type="string" office:string-value="None">
            <text:p>None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INDIRECT(  ADDRESS(   MATCH(    [HumanReadable.$I19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table:style-name="ce1" table:formula="of:=INDIRECT(  ADDRESS(   MATCH([HumanReadable.$J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ce1" table:formula="of:=[HumanReadable.L19]" office:value-type="float" office:value="0">
            <text:p>0</text:p>
          </table:table-cell>
          <table:table-cell table:style-name="ce1" table:formula="of:=INDIRECT(  ADDRESS(   MATCH([HumanReadable.M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9]" office:value-type="string" office:string-value="Through unexplained means, this is where citizens are made.&#10;&#10;This building provides shelter for up to 8 citizens, and creates new citizens until that limit is filled.">
            <text:p>Through unexplained means, this is where citizens are made.</text:p>
            <text:p/>
            <text:p>This building provides shelter for up to 8 citizens, and creates new citizens until that limit is filled.</text:p>
          </table:table-cell>
          <table:table-cell table:style-name="ce1" table:formula="of:=[HumanReadable.P19]" office:value-type="string" office:string-value="ResidentialHouse">
            <text:p>ResidentialHouse</text:p>
          </table:table-cell>
          <table:table-cell table:style-name="ce1" table:formula="of:=[HumanReadable.Q19]" office:value-type="string" office:string-value="residentialHouseIcon">
            <text:p>residentialHouseIcon</text:p>
          </table:table-cell>
          <table:table-cell table:style-name="ce1" table:formula="of:=[HumanReadable.R19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INDIRECT(  ADDRESS(   MATCH(    [HumanReadable.$I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ce1" table:formula="of:=[HumanReadable.L20]" office:value-type="float" office:value="0">
            <text:p>0</text:p>
          </table:table-cell>
          <table:table-cell table:style-name="ce1" table:formula="of:=INDIRECT(  ADDRESS(   MATCH([HumanReadable.M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0]" office:value-type="float" office:value="0">
            <text:p>0</text:p>
          </table:table-cell>
          <table:table-cell table:style-name="ce1" table:formula="of:=[HumanReadable.P20]" office:value-type="float" office:value="0">
            <text:p>0</text:p>
          </table:table-cell>
          <table:table-cell table:style-name="ce1" table:formula="of:=[HumanReadable.Q20]" office:value-type="float" office:value="0">
            <text:p>0</text:p>
          </table:table-cell>
          <table:table-cell table:style-name="ce1" table:formula="of:=[HumanReadable.R20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INDIRECT(  ADDRESS(   MATCH(    [HumanReadable.$I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ce1" table:formula="of:=[HumanReadable.L21]" office:value-type="float" office:value="0">
            <text:p>0</text:p>
          </table:table-cell>
          <table:table-cell table:style-name="ce1" table:formula="of:=INDIRECT(  ADDRESS(   MATCH([HumanReadable.M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float" office:value="0">
            <text:p>0</text:p>
          </table:table-cell>
          <table:table-cell table:style-name="ce1" table:formula="of:=[HumanReadable.Q21]" office:value-type="float" office:value="0">
            <text:p>0</text:p>
          </table:table-cell>
          <table:table-cell table:style-name="ce1" table:formula="of:=[HumanReadable.R21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INDIRECT(  ADDRESS(   MATCH(    [HumanReadable.$I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ce1" table:formula="of:=[HumanReadable.L22]" office:value-type="float" office:value="0">
            <text:p>0</text:p>
          </table:table-cell>
          <table:table-cell table:style-name="ce1" table:formula="of:=INDIRECT(  ADDRESS(   MATCH([HumanReadable.M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float" office:value="0">
            <text:p>0</text:p>
          </table:table-cell>
          <table:table-cell table:style-name="ce1" table:formula="of:=[HumanReadable.Q22]" office:value-type="float" office:value="0">
            <text:p>0</text:p>
          </table:table-cell>
          <table:table-cell table:style-name="ce1" table:formula="of:=[HumanReadable.R22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INDIRECT(  ADDRESS(   MATCH(    [HumanReadable.$I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ce1" table:formula="of:=[HumanReadable.L23]" office:value-type="float" office:value="0">
            <text:p>0</text:p>
          </table:table-cell>
          <table:table-cell table:style-name="ce1" table:formula="of:=INDIRECT(  ADDRESS(   MATCH([HumanReadable.M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float" office:value="0">
            <text:p>0</text:p>
          </table:table-cell>
          <table:table-cell table:style-name="ce1" table:formula="of:=[HumanReadable.Q23]" office:value-type="float" office:value="0">
            <text:p>0</text:p>
          </table:table-cell>
          <table:table-cell table:style-name="ce1" table:formula="of:=[HumanReadable.R23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INDIRECT(  ADDRESS(   MATCH(    [HumanReadable.$I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ce1" table:formula="of:=[HumanReadable.L24]" office:value-type="float" office:value="0">
            <text:p>0</text:p>
          </table:table-cell>
          <table:table-cell table:style-name="ce1" table:formula="of:=INDIRECT(  ADDRESS(   MATCH([HumanReadable.M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float" office:value="0">
            <text:p>0</text:p>
          </table:table-cell>
          <table:table-cell table:style-name="ce1" table:formula="of:=[HumanReadable.Q24]" office:value-type="float" office:value="0">
            <text:p>0</text:p>
          </table:table-cell>
          <table:table-cell table:style-name="ce1" table:formula="of:=[HumanReadable.R24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INDIRECT(  ADDRESS(   MATCH(    [HumanReadable.$I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ce1" table:formula="of:=[HumanReadable.L25]" office:value-type="float" office:value="0">
            <text:p>0</text:p>
          </table:table-cell>
          <table:table-cell table:style-name="ce1" table:formula="of:=INDIRECT(  ADDRESS(   MATCH([HumanReadable.M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float" office:value="0">
            <text:p>0</text:p>
          </table:table-cell>
          <table:table-cell table:style-name="ce1" table:formula="of:=[HumanReadable.Q25]" office:value-type="float" office:value="0">
            <text:p>0</text:p>
          </table:table-cell>
          <table:table-cell table:style-name="ce1" table:formula="of:=[HumanReadable.R25]" office:value-type="float" office:value="0">
            <text:p>0</text:p>
          </table:table-cell>
          <table:table-cell table:style-name="Default" table:number-columns-repeated="1006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HumanReadable" table:style-name="ta1" table:print="false">
        <table:table-column table:style-name="co25" table:number-columns-repeated="1024" table:default-cell-style-name="Default"/>
        <table:table-row table:style-name="ro18">
          <table:table-cell office:value-type="string">
            <text:p>Name</text:p>
          </table:table-cell>
          <table:table-cell office:value-type="string">
            <text:p>Building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41" office:value-type="string">
            <text:p>WhoWorksHere</text:p>
          </table:table-cell>
          <table:table-cell table:style-name="ce40" office:value-type="string">
            <text:p>PullJobLimit</text:p>
          </table:table-cell>
          <table:table-cell table:style-name="ce40" office:value-type="string">
            <text:p>PushJobLimit</text:p>
          </table:table-cell>
          <table:table-cell table:style-name="ce42" office:value-type="string">
            <text:p>ConstructionRecipe</text:p>
          </table:table-cell>
          <table:table-cell table:style-name="ce42" office:value-type="string">
            <text:p>Stockpiles</text:p>
          </table:table-cell>
          <table:table-cell table:style-name="ce43" office:value-type="string">
            <text:p>HarvestAreaRadius</text:p>
          </table:table-cell>
          <table:table-cell table:style-name="ce43" office:value-type="string">
            <text:p>HarvestAreaMaxDist</text:p>
          </table:table-cell>
          <table:table-cell table:style-name="ce44" office:value-type="string">
            <text:p>HarvestRecipeList</text:p>
          </table:table-cell>
          <table:table-cell table:style-name="ce44" office:value-type="string">
            <text:p>CraftingRecipeList</text:p>
          </table:table-cell>
          <table:table-cell office:value-type="string">
            <text:p>HelpText</text:p>
          </table:table-cell>
          <table:table-cell table:style-name="ce46" office:value-type="string">
            <text:p>BlueprintClass</text:p>
          </table:table-cell>
          <table:table-cell table:style-name="ce46" office:value-type="string">
            <text:p>Icon</text:p>
          </table:table-cell>
          <table:table-cell table:style-name="ce46" office:value-type="string">
            <text:p>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47" office:value-type="string">
            <text:p>Color Explanations (For all Sheets)</text:p>
          </table:table-cell>
          <table:table-cell table:number-columns-repeated="3"/>
          <table:table-cell table:number-columns-repeated="1000"/>
        </table:table-row>
        <table:table-row table:style-name="ro19">
          <table:table-cell office:value-type="string">
            <text:p>Woodcutters</text:p>
          </table:table-cell>
          <table:table-cell table:style-name="ce1" table:formula="of:=[.A2]" office:value-type="string" office:string-value="Woodcutters">
            <text:p>Woodcutters</text:p>
          </table:table-cell>
          <table:table-cell office:value-type="string">
            <text:p>Woodcutter's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2]" office:value-type="string" office:string-value="Woodcutters">
            <text:p>Woodcutter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2]" office:value-type="string" office:string-value="Woodcutters">
            <text:p>Woodcutter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Woodcutter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8" office:value-type="string">
            <text:p>Refers to another Sheet</text:p>
          </table:table-cell>
          <table:table-cell table:number-columns-repeated="1003"/>
        </table:table-row>
        <table:table-row table:style-name="ro20">
          <table:table-cell office:value-type="string">
            <text:p>Sawmill</text:p>
          </table:table-cell>
          <table:table-cell table:style-name="ce1" table:formula="of:=[.A3]" office:value-type="string" office:string-value="Sawmill">
            <text:p>Sawmill</text:p>
          </table:table-cell>
          <table:table-cell office:value-type="string">
            <text:p>Sawmill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3]" office:value-type="string" office:string-value="Sawmill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3]" office:value-type="string" office:string-value="Sawmill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9" office:value-type="string">
            <text:p>Not relevant for many buildings</text:p>
          </table:table-cell>
          <table:table-cell table:number-columns-repeated="1003"/>
        </table:table-row>
        <table:table-row table:style-name="ro21">
          <table:table-cell office:value-type="string">
            <text:p>Bakery</text:p>
          </table:table-cell>
          <table:table-cell table:style-name="ce1" table:formula="of:=[.A4]" office:value-type="string" office:string-value="Bakery">
            <text:p>Bakery</text:p>
          </table:table-cell>
          <table:table-cell office:value-type="string">
            <text:p>Bakery</text:p>
          </table:table-cell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4]" office:value-type="string" office:string-value="Bakery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4]" office:value-type="string" office:string-value="Bakery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0" office:value-type="string">
            <text:p>Open Questions</text:p>
          </table:table-cell>
          <table:table-cell table:number-columns-repeated="1003"/>
        </table:table-row>
        <table:table-row table:style-name="ro20">
          <table:table-cell office:value-type="string">
            <text:p>Coalmine</text:p>
          </table:table-cell>
          <table:table-cell table:style-name="ce1" table:formula="of:=[.A5]" office:value-type="string" office:string-value="Coalmine">
            <text:p>Coalmine</text:p>
          </table:table-cell>
          <table:table-cell office:value-type="string">
            <text:p>Coalmine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5]" office:value-type="string" office:string-value="Coalmine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5]" office:value-type="string" office:string-value="Coalmine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2" office:value-type="string">
            <text:p>DO NOT TOUCH – There's code in here</text:p>
          </table:table-cell>
          <table:table-cell table:number-columns-repeated="1003"/>
        </table:table-row>
        <table:table-row table:style-name="ro1">
          <table:table-cell office:value-type="string">
            <text:p>Farm</text:p>
          </table:table-cell>
          <table:table-cell table:style-name="ce1" table:formula="of:=[.A6]" office:value-type="string" office:string-value="Farm">
            <text:p>Farm</text:p>
          </table:table-cell>
          <table:table-cell office:value-type="string">
            <text:p>Farm</text:p>
          </table:table-cell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table:style-name="ce1" table:formula="of:=[.$A6]" office:value-type="string" office:string-value="Farm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1" table:formula="of:=[.$A6]" office:value-type="string" office:string-value="Farm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4" office:value-type="string">
            <text:p>Possibly Outdated</text:p>
          </table:table-cell>
          <table:table-cell table:number-columns-repeated="1003"/>
        </table:table-row>
        <table:table-row table:style-name="ro1">
          <table:table-cell office:value-type="string">
            <text:p>ForestingLodge</text:p>
          </table:table-cell>
          <table:table-cell table:style-name="ce1" table:formula="of:=[.A7]" office:value-type="string" office:string-value="ForestingLodge">
            <text:p>ForestingLodge</text:p>
          </table:table-cell>
          <table:table-cell office:value-type="string">
            <text:p>Foresting Lodge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style-name="ce45" office:value-type="string">
            <text:p>((interactEnvType="Tree"))</text:p>
          </table:table-cell>
          <table:table-cell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5" office:value-type="string">
            <text:p>Refers to an asset</text:p>
          </table:table-cell>
          <table:table-cell table:number-columns-repeated="1003"/>
        </table:table-row>
        <table:table-row table:style-name="ro1">
          <table:table-cell office:value-type="string">
            <text:p>Goldmine</text:p>
          </table:table-cell>
          <table:table-cell table:style-name="ce1" table:formula="of:=[.A8]" office:value-type="string" office:string-value="Goldmine">
            <text:p>Goldmine</text:p>
          </table:table-cell>
          <table:table-cell office:value-type="string">
            <text:p>Gold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8]" office:value-type="string" office:string-value="Goldmine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8]" office:value-type="string" office:string-value="Goldmine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6" office:value-type="string">
            <text:p>Special</text:p>
          </table:table-cell>
          <table:table-cell table:number-columns-repeated="1003"/>
        </table:table-row>
        <table:table-row table:style-name="ro1">
          <table:table-cell office:value-type="string">
            <text:p>Inn</text:p>
          </table:table-cell>
          <table:table-cell table:style-name="ce1" table:formula="of:=[.A9]" office:value-type="string" office:string-value="Inn">
            <text:p>Inn</text:p>
          </table:table-cell>
          <table:table-cell office:value-type="string">
            <text:p>Inn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table:style-name="ce1" table:formula="of:=[.$A9]" office:value-type="string" office:string-value="Inn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Ironmine</text:p>
          </table:table-cell>
          <table:table-cell table:style-name="ce1" table:formula="of:=[.A10]" office:value-type="string" office:string-value="Ironmine">
            <text:p>Ironmine</text:p>
          </table:table-cell>
          <table:table-cell office:value-type="string">
            <text:p>Ironmine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0]" office:value-type="string" office:string-value="Ironmine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0]" office:value-type="string" office:string-value="Ironmine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IronSmeltery</text:p>
          </table:table-cell>
          <table:table-cell table:style-name="ce1" table:formula="of:=[.A11]" office:value-type="string" office:string-value="IronSmeltery">
            <text:p>IronSmeltery</text:p>
          </table:table-cell>
          <table:table-cell office:value-type="string">
            <text:p>Iron Smeltery</text:p>
          </table:table-cell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1]" office:value-type="string" office:string-value="IronSmeltery">
            <text:p>IronSmelt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1]" office:value-type="string" office:string-value="IronSmeltery">
            <text:p>Iron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Mill</text:p>
          </table:table-cell>
          <table:table-cell table:style-name="ce1" table:formula="of:=[.A12]" office:value-type="string" office:string-value="Mill">
            <text:p>Mill</text:p>
          </table:table-cell>
          <table:table-cell office:value-type="string">
            <text:p>Mill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2]" office:value-type="string" office:string-value="Mill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2]" office:value-type="string" office:string-value="Mill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Mint</text:p>
          </table:table-cell>
          <table:table-cell table:style-name="ce1" table:formula="of:=[.A13]" office:value-type="string" office:string-value="Mint">
            <text:p>Mint</text:p>
          </table:table-cell>
          <table:table-cell office:value-type="string">
            <text:p>Mint</text:p>
          </table:table-cell>
          <table:table-cell office:value-type="float" office:value="14">
            <text:p>14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3]" office:value-type="string" office:string-value="Mint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3]" office:value-type="string" office:string-value="Mint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Palace</text:p>
          </table:table-cell>
          <table:table-cell table:style-name="ce1" table:formula="of:=[.A14]" office:value-type="string" office:string-value="Palace">
            <text:p>Palace</text:p>
          </table:table-cell>
          <table:table-cell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lace</text:p>
          </table:table-cell>
          <table:table-cell table:style-name="ce1" table:formula="of:=[.$A14]" office:value-type="string" office:string-value="Palace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 <text:s/>It is a truly collossal undertaking to construct a palace.</text:p>
          </table:table-cell>
          <table:table-cell office:value-type="string">
            <text:p>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Quarry</text:p>
          </table:table-cell>
          <table:table-cell table:style-name="ce1" table:formula="of:=[.A15]" office:value-type="string" office:string-value="Quarry">
            <text:p>Quarry</text:p>
          </table:table-cell>
          <table:table-cell office:value-type="string">
            <text:p>Quarry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5]" office:value-type="string" office:string-value="Quarry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5]" office:value-type="string" office:string-value="Quarry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style-name="ce40" office:value-type="string">
            <text:p>School</text:p>
          </table:table-cell>
          <table:table-cell table:style-name="ce1" table:formula="of:=[.A16]" office:value-type="string" office:string-value="School">
            <text:p>School</text:p>
          </table:table-cell>
          <table:table-cell table:style-name="ce40" office:value-type="string">
            <text:p>School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table:style-name="ce1" table:formula="of:=[.$A16]" office:value-type="string" office:string-value="School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style-name="ce40" office:value-type="string">
            <text:p>WeaponWorkshop</text:p>
          </table:table-cell>
          <table:table-cell table:style-name="ce1" table:formula="of:=[.A17]" office:value-type="string" office:string-value="WeaponWorkshop">
            <text:p>WeaponWorkshop</text:p>
          </table:table-cell>
          <table:table-cell table:style-name="ce40" office:value-type="string">
            <text:p>Weapon Workshop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7]" office:value-type="string" office:string-value="WeaponWorkshop">
            <text:p>WeaponWorkshop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7]" office:value-type="string" office:string-value="WeaponWorkshop">
            <text:p>Weapon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WeaponWorkshop</text:p>
          </table:table-cell>
          <table:table-cell office:value-type="string">
            <text:p>weaponWorkshop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Warehouse</text:p>
          </table:table-cell>
          <table:table-cell table:style-name="ce1" table:formula="of:=[.A18]" office:value-type="string" office:string-value="Warehouse">
            <text:p>Warehouse</text:p>
          </table:table-cell>
          <table:table-cell office:value-type="string">
            <text:p>Warehouse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1" table:formula="of:=[.$A18]" office:value-type="string" office:string-value="Warehouse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ResidentialHouse</text:p>
          </table:table-cell>
          <table:table-cell table:style-name="ce1" table:formula="of:=[.A19]" office:value-type="string" office:string-value="ResidentialHouse">
            <text:p>ResidentialHouse</text:p>
          </table:table-cell>
          <table:table-cell office:value-type="string">
            <text:p>Residential House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diumBuilding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rough unexplained means, this is where citizens are made.</text:p>
            <text:p/>
            <text:p>This building provides shelter for up to 8 citizens, and creates new citizens until that limit is filled.</text:p>
          </table:table-cell>
          <table:table-cell office:value-type="string">
            <text:p>ResidentialHouse</text:p>
          </table:table-cell>
          <table:table-cell office:value-type="string">
            <text:p>residentialHous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TESTGROUND" table:style-name="ta1" table:print="false">
        <table:table-column table:style-name="co19" table:number-columns-repeated="1024" table:default-cell-style-name="Default"/>
        <table:table-row table:style-name="ro23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23" table:number-rows-repeated="104857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structionRecipes" table:style-name="ta1" table:print="false">
        <table:table-column table:style-name="co26" table:default-cell-style-name="Default"/>
        <table:table-column table:style-name="co27" table:default-cell-style-name="ce22"/>
        <table:table-column table:style-name="co28" table:number-columns-repeated="11" table:default-cell-style-name="Default"/>
        <table:table-column table:style-name="co29" table:default-cell-style-name="ce10"/>
        <table:table-column table:style-name="co28" table:number-columns-repeated="1010" table:default-cell-style-name="Default"/>
        <table:table-row table:style-name="ro26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12)">
            <text:p>(materials=((itemType=Lumber,amount=2)),builderHits=12)</text:p>
          </table:table-cell>
          <table:table-cell office:value-type="float" office:value="12">
            <text:p>12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20)">
            <text:p>(materials=((itemType=Lumber,amount=2),(itemType=Stone,amount=2)),builderHits=20)</text:p>
          </table:table-cell>
          <table:table-cell office:value-type="float" office:value="20">
            <text:p>2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office:value-type="float" office:value="30">
            <text:p>30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35)">
            <text:p>(materials=((itemType=Lumber,amount=2),(itemType=Stone,amount=5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50)">
            <text:p>(materials=((itemType=Lumber,amount=5),(itemType=Stone,amount=7)),builderHits=50)</text:p>
          </table:table-cell>
          <table:table-cell office:value-type="float" office:value="50">
            <text:p>5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25)">
            <text:p>(materials=((itemType=Lumber,amount=5),(itemType=Stone,amount=2),(itemType=Log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27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1000)">
            <text:p>(materials=((itemType=Lumber,amount=150),(itemType=Stone,amount=200),(itemType=GoldCoins,amount=100),(itemType=Iron,amount=75),(itemType=HandAxe,amount=50)),builderHits=1000)</text:p>
          </table:table-cell>
          <table:table-cell office:value-type="float" office:value="1000">
            <text:p>10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26" table:number-rows-repeated="7">
          <table:table-cell/>
          <table:table-cell table:style-name="ce21"/>
          <table:table-cell table:number-columns-repeated="1022"/>
        </table:table-row>
        <table:table-row table:style-name="ro26">
          <table:table-cell table:style-name="ce59"/>
          <table:table-cell table:style-name="ce21"/>
          <table:table-cell table:number-columns-repeated="1022"/>
        </table:table-row>
        <table:table-row table:style-name="ro26" table:number-rows-repeated="154">
          <table:table-cell/>
          <table:table-cell table:style-name="ce21"/>
          <table:table-cell table:number-columns-repeated="1022"/>
        </table:table-row>
        <table:table-row table:style-name="ro26" table:number-rows-repeated="104840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tockpil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4"/>
        <table:table-column table:style-name="co10" table:default-cell-style-name="ce25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F4]));NOT(ISBLANK([.G4]));NOT(ISBLANK([.H4])));   &quot;,(itemType=&quot;&amp;[.F4]&amp;&quot;,stockpileType=&quot;&amp;[.G4]&amp;&quot;,maxStorage=&quot;&amp;[.H4]&amp;&quot;)&quot;   &amp;IF(AND(NOT(ISBLANK([.I4]));NOT(ISBLANK([.J4]));NOT(ISBLANK([.K4])));    &quot;,(itemType=&quot;&amp;[.I4]&amp;&quot;,stockpileType=&quot;&amp;[.J4]&amp;&quot;,maxStorage=&quot;&amp;[.K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37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4">
          <table:table-cell office:value-type="string">
            <text:p>Iron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32"/>
        <table:table-column table:style-name="co10" table:default-cell-style-name="ce24"/>
        <table:table-column table:style-name="co11" table:default-cell-style-name="ce26"/>
        <table:table-column table:style-name="co21" table:default-cell-style-name="ce24"/>
        <table:table-column table:style-name="co10" table:default-cell-style-name="ce26"/>
        <table:table-column table:style-name="co11" table:default-cell-style-name="ce24"/>
        <table:table-column table:style-name="co2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51"/>
          <table:table-cell table:style-name="ce53"/>
          <table:table-cell table:style-name="ce51"/>
          <table:table-cell table:style-name="ce53"/>
          <table:table-cell table:style-name="ce51"/>
          <table:table-cell table:style-name="ce53"/>
          <table:table-cell table:number-columns-repeated="12"/>
        </table:table-row>
      </table:table>
      <table:table table:name="Harvest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0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I$1];0);   1;1;&quot;HarvestRecipes&quot;  ))  &amp;IF(NOT(ISBLANK([.$D2]));   &quot;,&quot;   &amp;INDIRECT(ADDRESS(    MATCH([.$D2];[HarvestRecipes.$A$1:.$A$500];0);    MATCH(&quot;Recipe&quot;;[HarvestRecipes.$A$1:.$I$1];0);    1;1;&quot;HarvestRecipes&quot;   ))   &amp;IF(NOT(ISBLANK([.$E2]));    &quot;,&quot;    &amp;INDIRECT(ADDRESS(     MATCH([.$E2];[HarvestRecipes.$A$1:.$A$500];0);     MATCH(&quot;Recipe&quot;;[HarvestRecipes.$A$1:.$I$1];0);     1;1;&quot;HarvestRecipes&quot;    ))    &amp;IF(NOT(ISBLANK([.$F2]));     &quot;,&quot;     &amp;INDIRECT(ADDRESS(      MATCH([.$F2];[HarvestRecipes.$A$1:.$A$500];0);      MATCH(&quot;Recipe&quot;;[HarvestRecipes.$A$1:.$I$1];0);      1;1;&quot;HarvestRecipes&quot;     ))     &amp;IF(NOT(ISBLANK([.$G2]));      &quot;,&quot;      &amp;INDIRECT(ADDRESS(       MATCH([.$G2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5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I$1];0);   1;1;&quot;HarvestRecipes&quot;  ))  &amp;IF(NOT(ISBLANK([.$D3]));   &quot;,&quot;   &amp;INDIRECT(ADDRESS(    MATCH([.$D3];[HarvestRecipes.$A$1:.$A$500];0);    MATCH(&quot;Recipe&quot;;[HarvestRecipes.$A$1:.$I$1];0);    1;1;&quot;HarvestRecipes&quot;   ))   &amp;IF(NOT(ISBLANK([.$E3]));    &quot;,&quot;    &amp;INDIRECT(ADDRESS(     MATCH([.$E3];[HarvestRecipes.$A$1:.$A$500];0);     MATCH(&quot;Recipe&quot;;[HarvestRecipes.$A$1:.$I$1];0);     1;1;&quot;HarvestRecipes&quot;    ))    &amp;IF(NOT(ISBLANK([.$F3]));     &quot;,&quot;     &amp;INDIRECT(ADDRESS(      MATCH([.$F3];[HarvestRecipes.$A$1:.$A$500];0);      MATCH(&quot;Recipe&quot;;[HarvestRecipes.$A$1:.$I$1];0);      1;1;&quot;HarvestRecipes&quot;     ))     &amp;IF(NOT(ISBLANK([.$G3]));      &quot;,&quot;      &amp;INDIRECT(ADDRESS(       MATCH([.$G3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I$1];0);   1;1;&quot;HarvestRecipes&quot;  ))  &amp;IF(NOT(ISBLANK([.$D4]));   &quot;,&quot;   &amp;INDIRECT(ADDRESS(    MATCH([.$D4];[HarvestRecipes.$A$1:.$A$500];0);    MATCH(&quot;Recipe&quot;;[HarvestRecipes.$A$1:.$I$1];0);    1;1;&quot;HarvestRecipes&quot;   ))   &amp;IF(NOT(ISBLANK([.$E4]));    &quot;,&quot;    &amp;INDIRECT(ADDRESS(     MATCH([.$E4];[HarvestRecipes.$A$1:.$A$500];0);     MATCH(&quot;Recipe&quot;;[HarvestRecipes.$A$1:.$I$1];0);     1;1;&quot;HarvestRecipes&quot;    ))    &amp;IF(NOT(ISBLANK([.$F4]));     &quot;,&quot;     &amp;INDIRECT(ADDRESS(      MATCH([.$F4];[HarvestRecipes.$A$1:.$A$500];0);      MATCH(&quot;Recipe&quot;;[HarvestRecipes.$A$1:.$I$1];0);      1;1;&quot;HarvestRecipes&quot;     ))     &amp;IF(NOT(ISBLANK([.$G4]));      &quot;,&quot;      &amp;INDIRECT(ADDRESS(       MATCH([.$G4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I$1];0);   1;1;&quot;HarvestRecipes&quot;  ))  &amp;IF(NOT(ISBLANK([.$D5]));   &quot;,&quot;   &amp;INDIRECT(ADDRESS(    MATCH([.$D5];[HarvestRecipes.$A$1:.$A$500];0);    MATCH(&quot;Recipe&quot;;[HarvestRecipes.$A$1:.$I$1];0);    1;1;&quot;HarvestRecipes&quot;   ))   &amp;IF(NOT(ISBLANK([.$E5]));    &quot;,&quot;    &amp;INDIRECT(ADDRESS(     MATCH([.$E5];[HarvestRecipes.$A$1:.$A$500];0);     MATCH(&quot;Recipe&quot;;[HarvestRecipes.$A$1:.$I$1];0);     1;1;&quot;HarvestRecipes&quot;    ))    &amp;IF(NOT(ISBLANK([.$F5]));     &quot;,&quot;     &amp;INDIRECT(ADDRESS(      MATCH([.$F5];[HarvestRecipes.$A$1:.$A$500];0);      MATCH(&quot;Recipe&quot;;[HarvestRecipes.$A$1:.$I$1];0);      1;1;&quot;HarvestRecipes&quot;     ))     &amp;IF(NOT(ISBLANK([.$G5]));      &quot;,&quot;      &amp;INDIRECT(ADDRESS(       MATCH([.$G5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I$1];0);   1;1;&quot;HarvestRecipes&quot;  ))  &amp;IF(NOT(ISBLANK([.$D6]));   &quot;,&quot;   &amp;INDIRECT(ADDRESS(    MATCH([.$D6];[HarvestRecipes.$A$1:.$A$500];0);    MATCH(&quot;Recipe&quot;;[HarvestRecipes.$A$1:.$I$1];0);    1;1;&quot;HarvestRecipes&quot;   ))   &amp;IF(NOT(ISBLANK([.$E6]));    &quot;,&quot;    &amp;INDIRECT(ADDRESS(     MATCH([.$E6];[HarvestRecipes.$A$1:.$A$500];0);     MATCH(&quot;Recipe&quot;;[HarvestRecipes.$A$1:.$I$1];0);     1;1;&quot;HarvestRecipes&quot;    ))    &amp;IF(NOT(ISBLANK([.$F6]));     &quot;,&quot;     &amp;INDIRECT(ADDRESS(      MATCH([.$F6];[HarvestRecipes.$A$1:.$A$500];0);      MATCH(&quot;Recipe&quot;;[HarvestRecipes.$A$1:.$I$1];0);      1;1;&quot;HarvestRecipes&quot;     ))     &amp;IF(NOT(ISBLANK([.$G6]));      &quot;,&quot;      &amp;INDIRECT(ADDRESS(       MATCH([.$G6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7" table:formula="of:=IF(NOT(ISBLANK([.$C7]));  &quot;(&quot;  &amp;INDIRECT(ADDRESS(   MATCH([.$C7];[HarvestRecipes.$A$1:.$A$500];0);   MATCH(&quot;Recipe&quot;;[HarvestRecipes.$A$1:.$I$1];0);   1;1;&quot;HarvestRecipes&quot;  ))  &amp;IF(NOT(ISBLANK([.$D7]));   &quot;,&quot;   &amp;INDIRECT(ADDRESS(    MATCH([.$D7];[HarvestRecipes.$A$1:.$A$500];0);    MATCH(&quot;Recipe&quot;;[HarvestRecipes.$A$1:.$I$1];0);    1;1;&quot;HarvestRecipes&quot;   ))   &amp;IF(NOT(ISBLANK([.$E7]));    &quot;,&quot;    &amp;INDIRECT(ADDRESS(     MATCH([.$E7];[HarvestRecipes.$A$1:.$A$500];0);     MATCH(&quot;Recipe&quot;;[HarvestRecipes.$A$1:.$I$1];0);     1;1;&quot;HarvestRecipes&quot;    ))    &amp;IF(NOT(ISBLANK([.$F7]));     &quot;,&quot;     &amp;INDIRECT(ADDRESS(      MATCH([.$F7];[HarvestRecipes.$A$1:.$A$500];0);      MATCH(&quot;Recipe&quot;;[HarvestRecipes.$A$1:.$I$1];0);      1;1;&quot;HarvestRecipes&quot;     ))     &amp;IF(NOT(ISBLANK([.$G7]));      &quot;,&quot;      &amp;INDIRECT(ADDRESS(       MATCH([.$G7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8]));  &quot;(&quot;  &amp;INDIRECT(ADDRESS(   MATCH([.$C8];[HarvestRecipes.$A$1:.$A$500];0);   MATCH(&quot;Recipe&quot;;[HarvestRecipes.$A$1:.$I$1];0);   1;1;&quot;HarvestRecipes&quot;  ))  &amp;IF(NOT(ISBLANK([.$D8]));   &quot;,&quot;   &amp;INDIRECT(ADDRESS(    MATCH([.$D8];[HarvestRecipes.$A$1:.$A$500];0);    MATCH(&quot;Recipe&quot;;[HarvestRecipes.$A$1:.$I$1];0);    1;1;&quot;HarvestRecipes&quot;   ))   &amp;IF(NOT(ISBLANK([.$E8]));    &quot;,&quot;    &amp;INDIRECT(ADDRESS(     MATCH([.$E8];[HarvestRecipes.$A$1:.$A$500];0);     MATCH(&quot;Recipe&quot;;[HarvestRecipes.$A$1:.$I$1];0);     1;1;&quot;HarvestRecipes&quot;    ))    &amp;IF(NOT(ISBLANK([.$F8]));     &quot;,&quot;     &amp;INDIRECT(ADDRESS(      MATCH([.$F8];[HarvestRecipes.$A$1:.$A$500];0);      MATCH(&quot;Recipe&quot;;[HarvestRecipes.$A$1:.$I$1];0);      1;1;&quot;HarvestRecipes&quot;     ))     &amp;IF(NOT(ISBLANK([.$G8]));      &quot;,&quot;      &amp;INDIRECT(ADDRESS(       MATCH([.$G8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I$1];0);   1;1;&quot;HarvestRecipes&quot;  ))  &amp;IF(NOT(ISBLANK([.$D9]));   &quot;,&quot;   &amp;INDIRECT(ADDRESS(    MATCH([.$D9];[HarvestRecipes.$A$1:.$A$500];0);    MATCH(&quot;Recipe&quot;;[HarvestRecipes.$A$1:.$I$1];0);    1;1;&quot;HarvestRecipes&quot;   ))   &amp;IF(NOT(ISBLANK([.$E9]));    &quot;,&quot;    &amp;INDIRECT(ADDRESS(     MATCH([.$E9];[HarvestRecipes.$A$1:.$A$500];0);     MATCH(&quot;Recipe&quot;;[HarvestRecipes.$A$1:.$I$1];0);     1;1;&quot;HarvestRecipes&quot;    ))    &amp;IF(NOT(ISBLANK([.$F9]));     &quot;,&quot;     &amp;INDIRECT(ADDRESS(      MATCH([.$F9];[HarvestRecipes.$A$1:.$A$500];0);      MATCH(&quot;Recipe&quot;;[HarvestRecipes.$A$1:.$I$1];0);      1;1;&quot;HarvestRecipes&quot;     ))     &amp;IF(NOT(ISBLANK([.$G9]));      &quot;,&quot;      &amp;INDIRECT(ADDRESS(       MATCH([.$G9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I$1];0);   1;1;&quot;HarvestRecipes&quot;  ))  &amp;IF(NOT(ISBLANK([.$D10]));   &quot;,&quot;   &amp;INDIRECT(ADDRESS(    MATCH([.$D10];[HarvestRecipes.$A$1:.$A$500];0);    MATCH(&quot;Recipe&quot;;[HarvestRecipes.$A$1:.$I$1];0);    1;1;&quot;HarvestRecipes&quot;   ))   &amp;IF(NOT(ISBLANK([.$E10]));    &quot;,&quot;    &amp;INDIRECT(ADDRESS(     MATCH([.$E10];[HarvestRecipes.$A$1:.$A$500];0);     MATCH(&quot;Recipe&quot;;[HarvestRecipes.$A$1:.$I$1];0);     1;1;&quot;HarvestRecipes&quot;    ))    &amp;IF(NOT(ISBLANK([.$F10]));     &quot;,&quot;     &amp;INDIRECT(ADDRESS(      MATCH([.$F10];[HarvestRecipes.$A$1:.$A$500];0);      MATCH(&quot;Recipe&quot;;[HarvestRecipes.$A$1:.$I$1];0);      1;1;&quot;HarvestRecipes&quot;     ))     &amp;IF(NOT(ISBLANK([.$G10]));      &quot;,&quot;      &amp;INDIRECT(ADDRESS(       MATCH([.$G10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I$1];0);   1;1;&quot;HarvestRecipes&quot;  ))  &amp;IF(NOT(ISBLANK([.$D11]));   &quot;,&quot;   &amp;INDIRECT(ADDRESS(    MATCH([.$D11];[HarvestRecipes.$A$1:.$A$500];0);    MATCH(&quot;Recipe&quot;;[HarvestRecipes.$A$1:.$I$1];0);    1;1;&quot;HarvestRecipes&quot;   ))   &amp;IF(NOT(ISBLANK([.$E11]));    &quot;,&quot;    &amp;INDIRECT(ADDRESS(     MATCH([.$E11];[HarvestRecipes.$A$1:.$A$500];0);     MATCH(&quot;Recipe&quot;;[HarvestRecipes.$A$1:.$I$1];0);     1;1;&quot;HarvestRecipes&quot;    ))    &amp;IF(NOT(ISBLANK([.$F11]));     &quot;,&quot;     &amp;INDIRECT(ADDRESS(      MATCH([.$F11];[HarvestRecipes.$A$1:.$A$500];0);      MATCH(&quot;Recipe&quot;;[HarvestRecipes.$A$1:.$I$1];0);      1;1;&quot;HarvestRecipes&quot;     ))     &amp;IF(NOT(ISBLANK([.$G11]));      &quot;,&quot;      &amp;INDIRECT(ADDRESS(       MATCH([.$G11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I$1];0);   1;1;&quot;HarvestRecipes&quot;  ))  &amp;IF(NOT(ISBLANK([.$D12]));   &quot;,&quot;   &amp;INDIRECT(ADDRESS(    MATCH([.$D12];[HarvestRecipes.$A$1:.$A$500];0);    MATCH(&quot;Recipe&quot;;[HarvestRecipes.$A$1:.$I$1];0);    1;1;&quot;HarvestRecipes&quot;   ))   &amp;IF(NOT(ISBLANK([.$E12]));    &quot;,&quot;    &amp;INDIRECT(ADDRESS(     MATCH([.$E12];[HarvestRecipes.$A$1:.$A$500];0);     MATCH(&quot;Recipe&quot;;[HarvestRecipes.$A$1:.$I$1];0);     1;1;&quot;HarvestRecipes&quot;    ))    &amp;IF(NOT(ISBLANK([.$F12]));     &quot;,&quot;     &amp;INDIRECT(ADDRESS(      MATCH([.$F12];[HarvestRecipes.$A$1:.$A$500];0);      MATCH(&quot;Recipe&quot;;[HarvestRecipes.$A$1:.$I$1];0);      1;1;&quot;HarvestRecipes&quot;     ))     &amp;IF(NOT(ISBLANK([.$G12]));      &quot;,&quot;      &amp;INDIRECT(ADDRESS(       MATCH([.$G12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I$1];0);   1;1;&quot;HarvestRecipes&quot;  ))  &amp;IF(NOT(ISBLANK([.$D13]));   &quot;,&quot;   &amp;INDIRECT(ADDRESS(    MATCH([.$D13];[HarvestRecipes.$A$1:.$A$500];0);    MATCH(&quot;Recipe&quot;;[HarvestRecipes.$A$1:.$I$1];0);    1;1;&quot;HarvestRecipes&quot;   ))   &amp;IF(NOT(ISBLANK([.$E13]));    &quot;,&quot;    &amp;INDIRECT(ADDRESS(     MATCH([.$E13];[HarvestRecipes.$A$1:.$A$500];0);     MATCH(&quot;Recipe&quot;;[HarvestRecipes.$A$1:.$I$1];0);     1;1;&quot;HarvestRecipes&quot;    ))    &amp;IF(NOT(ISBLANK([.$F13]));     &quot;,&quot;     &amp;INDIRECT(ADDRESS(      MATCH([.$F13];[HarvestRecipes.$A$1:.$A$500];0);      MATCH(&quot;Recipe&quot;;[HarvestRecipes.$A$1:.$I$1];0);      1;1;&quot;HarvestRecipes&quot;     ))     &amp;IF(NOT(ISBLANK([.$G13]));      &quot;,&quot;      &amp;INDIRECT(ADDRESS(       MATCH([.$G13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I$1];0);   1;1;&quot;HarvestRecipes&quot;  ))  &amp;IF(NOT(ISBLANK([.$D14]));   &quot;,&quot;   &amp;INDIRECT(ADDRESS(    MATCH([.$D14];[HarvestRecipes.$A$1:.$A$500];0);    MATCH(&quot;Recipe&quot;;[HarvestRecipes.$A$1:.$I$1];0);    1;1;&quot;HarvestRecipes&quot;   ))   &amp;IF(NOT(ISBLANK([.$E14]));    &quot;,&quot;    &amp;INDIRECT(ADDRESS(     MATCH([.$E14];[HarvestRecipes.$A$1:.$A$500];0);     MATCH(&quot;Recipe&quot;;[HarvestRecipes.$A$1:.$I$1];0);     1;1;&quot;HarvestRecipes&quot;    ))    &amp;IF(NOT(ISBLANK([.$F14]));     &quot;,&quot;     &amp;INDIRECT(ADDRESS(      MATCH([.$F14];[HarvestRecipes.$A$1:.$A$500];0);      MATCH(&quot;Recipe&quot;;[HarvestRecipes.$A$1:.$I$1];0);      1;1;&quot;HarvestRecipes&quot;     ))     &amp;IF(NOT(ISBLANK([.$G14]));      &quot;,&quot;      &amp;INDIRECT(ADDRESS(       MATCH([.$G14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I$1];0);   1;1;&quot;HarvestRecipes&quot;  ))  &amp;IF(NOT(ISBLANK([.$D15]));   &quot;,&quot;   &amp;INDIRECT(ADDRESS(    MATCH([.$D15];[HarvestRecipes.$A$1:.$A$500];0);    MATCH(&quot;Recipe&quot;;[HarvestRecipes.$A$1:.$I$1];0);    1;1;&quot;HarvestRecipes&quot;   ))   &amp;IF(NOT(ISBLANK([.$E15]));    &quot;,&quot;    &amp;INDIRECT(ADDRESS(     MATCH([.$E15];[HarvestRecipes.$A$1:.$A$500];0);     MATCH(&quot;Recipe&quot;;[HarvestRecipes.$A$1:.$I$1];0);     1;1;&quot;HarvestRecipes&quot;    ))    &amp;IF(NOT(ISBLANK([.$F15]));     &quot;,&quot;     &amp;INDIRECT(ADDRESS(      MATCH([.$F15];[HarvestRecipes.$A$1:.$A$500];0);      MATCH(&quot;Recipe&quot;;[HarvestRecipes.$A$1:.$I$1];0);      1;1;&quot;HarvestRecipes&quot;     ))     &amp;IF(NOT(ISBLANK([.$G15]));      &quot;,&quot;      &amp;INDIRECT(ADDRESS(       MATCH([.$G15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20" table:default-cell-style-name="Default"/>
        <table:table-column table:style-name="co8" table:default-cell-style-name="ce22"/>
        <table:table-column table:style-name="co23" table:default-cell-style-name="ce22"/>
        <table:table-column table:style-name="co23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57" office:value-type="string">
            <text:p>InteractEnvTy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;NOT(ISBLANK([.F2])));  &quot;(products=((itemType=&quot;&amp;[.E2]&amp;&quot;,amount=&quot;&amp;[.F2]&amp;&quot;)&quot;  &amp;IF(AND(NOT(ISBLANK([.G2]));NOT(ISBLANK([.H2])));   &quot;,(itemType=&quot;&amp;[.G2]&amp;&quot;,amount=&quot;&amp;[.H2]&amp;&quot;)&quot;   &amp;IF(AND(NOT(ISBLANK([.I2]));NOT(ISBLANK([.J2])));    &quot;,(itemType=&quot;&amp;[.I2]&amp;&quot;,amount=&quot;&amp;[.J2]&amp;&quot;))&quot;;    &quot;)&quot;)   ;&quot;)&quot;)  &amp;&quot;,polishDuration=&quot;&amp;[.D2]&amp;&quot;,interactEnvType=&quot;&amp;[.C2]&amp;&quot;)&quot;  ;&quot;&quot;)" office:value-type="string" office:string-value="(products=((itemType=Log,amount=1)),polishDuration=4,interactEnvType=Tree)">
            <text:p>(products=((itemType=Log,amount=1)),polishDuration=4,interactEnvType=Tree)</text:p>
          </table:table-cell>
          <table:table-cell table:style-name="ce28" office:value-type="string">
            <text:p>Tree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;NOT(ISBLANK([.F3])));  &quot;(products=((itemType=&quot;&amp;[.E3]&amp;&quot;,amount=&quot;&amp;[.F3]&amp;&quot;)&quot;  &amp;IF(AND(NOT(ISBLANK([.G3]));NOT(ISBLANK([.H3])));   &quot;,(itemType=&quot;&amp;[.G3]&amp;&quot;,amount=&quot;&amp;[.H3]&amp;&quot;)&quot;   &amp;IF(AND(NOT(ISBLANK([.I3]));NOT(ISBLANK([.J3])));    &quot;,(itemType=&quot;&amp;[.I3]&amp;&quot;,amount=&quot;&amp;[.J3]&amp;&quot;))&quot;;    &quot;)&quot;)   ;&quot;)&quot;)  &amp;&quot;,polishDuration=&quot;&amp;[.D3]&amp;&quot;,interactEnvType=&quot;&amp;[.C3]&amp;&quot;)&quot;  ;&quot;&quot;)" office:value-type="string" office:string-value="(products=((itemType=Wheat,amount=1)),polishDuration=3,interactEnvType=Wheat)">
            <text:p>(products=((itemType=Wheat,amount=1)),polishDuration=3,interactEnvType=Wheat)</text:p>
          </table:table-cell>
          <table:table-cell table:style-name="ce28" office:value-type="string">
            <text:p>Wheat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;NOT(ISBLANK([.F4])));  &quot;(products=((itemType=&quot;&amp;[.E4]&amp;&quot;,amount=&quot;&amp;[.F4]&amp;&quot;)&quot;  &amp;IF(AND(NOT(ISBLANK([.G4]));NOT(ISBLANK([.H4])));   &quot;,(itemType=&quot;&amp;[.G4]&amp;&quot;,amount=&quot;&amp;[.H4]&amp;&quot;)&quot;   &amp;IF(AND(NOT(ISBLANK([.I4]));NOT(ISBLANK([.J4])));    &quot;,(itemType=&quot;&amp;[.I4]&amp;&quot;,amount=&quot;&amp;[.J4]&amp;&quot;))&quot;;    &quot;)&quot;)   ;&quot;)&quot;)  &amp;&quot;,polishDuration=&quot;&amp;[.D4]&amp;&quot;,interactEnvType=&quot;&amp;[.C4]&amp;&quot;)&quot;  ;&quot;&quot;)" office:value-type="string" office:string-value="(products=((itemType=Stone,amount=2)),polishDuration=6,interactEnvType=Stone)">
            <text:p>(products=((itemType=Stone,amount=2)),polishDuration=6,interactEnvType=Stone)</text:p>
          </table:table-cell>
          <table:table-cell table:style-name="ce28" office:value-type="string">
            <text:p>Stone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;NOT(ISBLANK([.F5])));  &quot;(products=((itemType=&quot;&amp;[.E5]&amp;&quot;,amount=&quot;&amp;[.F5]&amp;&quot;)&quot;  &amp;IF(AND(NOT(ISBLANK([.G5]));NOT(ISBLANK([.H5])));   &quot;,(itemType=&quot;&amp;[.G5]&amp;&quot;,amount=&quot;&amp;[.H5]&amp;&quot;)&quot;   &amp;IF(AND(NOT(ISBLANK([.I5]));NOT(ISBLANK([.J5])));    &quot;,(itemType=&quot;&amp;[.I5]&amp;&quot;,amount=&quot;&amp;[.J5]&amp;&quot;))&quot;;    &quot;)&quot;)   ;&quot;)&quot;)  &amp;&quot;,polishDuration=&quot;&amp;[.D5]&amp;&quot;,interactEnvType=&quot;&amp;[.C5]&amp;&quot;)&quot;  ;&quot;&quot;)" office:value-type="string" office:string-value="(products=((itemType=GoldOre,amount=1)),polishDuration=2,interactEnvType=Goldmine)">
            <text:p>(products=((itemType=GoldOre,amount=1)),polishDuration=2,interactEnvType=Goldmine)</text:p>
          </table:table-cell>
          <table:table-cell table:style-name="ce28" office:value-type="string">
            <text:p>Goldmine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;NOT(ISBLANK([.F6])));  &quot;(products=((itemType=&quot;&amp;[.E6]&amp;&quot;,amount=&quot;&amp;[.F6]&amp;&quot;)&quot;  &amp;IF(AND(NOT(ISBLANK([.G6]));NOT(ISBLANK([.H6])));   &quot;,(itemType=&quot;&amp;[.G6]&amp;&quot;,amount=&quot;&amp;[.H6]&amp;&quot;)&quot;   &amp;IF(AND(NOT(ISBLANK([.I6]));NOT(ISBLANK([.J6])));    &quot;,(itemType=&quot;&amp;[.I6]&amp;&quot;,amount=&quot;&amp;[.J6]&amp;&quot;))&quot;;    &quot;)&quot;)   ;&quot;)&quot;)  &amp;&quot;,polishDuration=&quot;&amp;[.D6]&amp;&quot;,interactEnvType=&quot;&amp;[.C6]&amp;&quot;)&quot;  ;&quot;&quot;)" office:value-type="string" office:string-value="(products=((itemType=Coal,amount=1)),polishDuration=3,interactEnvType=Coalmine)">
            <text:p>(products=((itemType=Coal,amount=1)),polishDuration=3,interactEnvType=Coalmine)</text:p>
          </table:table-cell>
          <table:table-cell table:style-name="ce28" office:value-type="string">
            <text:p>Coalmine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;NOT(ISBLANK([.F7])));  &quot;(products=((itemType=&quot;&amp;[.E7]&amp;&quot;,amount=&quot;&amp;[.F7]&amp;&quot;)&quot;  &amp;IF(AND(NOT(ISBLANK([.G7]));NOT(ISBLANK([.H7])));   &quot;,(itemType=&quot;&amp;[.G7]&amp;&quot;,amount=&quot;&amp;[.H7]&amp;&quot;)&quot;   &amp;IF(AND(NOT(ISBLANK([.I7]));NOT(ISBLANK([.J7])));    &quot;,(itemType=&quot;&amp;[.I7]&amp;&quot;,amount=&quot;&amp;[.J7]&amp;&quot;))&quot;;    &quot;)&quot;)   ;&quot;)&quot;)  &amp;&quot;,polishDuration=&quot;&amp;[.D7]&amp;&quot;,interactEnvType=&quot;&amp;[.C7]&amp;&quot;)&quot;  ;&quot;&quot;)" office:value-type="string" office:string-value="(products=((itemType=IronOre,amount=1)),polishDuration=2,interactEnvType=Ironmine)">
            <text:p>(products=((itemType=IronOre,amount=1)),polishDuration=2,interactEnvType=Ironmine)</text:p>
          </table:table-cell>
          <table:table-cell table:style-name="ce28" office:value-type="string">
            <text:p>Ironmine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11"/>
          <table:table-cell table:style-name="Default"/>
          <table:table-cell table:number-columns-repeated="4"/>
        </table:table-row>
        <table:table-row table:style-name="ro1" table:number-rows-repeated="6">
          <table:table-cell/>
          <table:table-cell table:style-name="ce28" table:number-columns-repeated="2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 table:number-columns-repeated="2"/>
          <table:table-cell table:number-columns-repeated="19"/>
        </table:table-row>
        <table:table-row table:style-name="ro1" table:number-rows-repeated="1048414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10.01.2019</text:date>, <text:time>20:4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9M49S</meta:editing-duration>
    <meta:editing-cycles>81</meta:editing-cycles>
    <meta:generator>OpenOffice/4.1.3$Win32 OpenOffice.org_project/413m1$Build-9783</meta:generator>
    <dc:date>2019-01-10T20:45:53.86</dc:date>
    <dc:creator>Felix </dc:creator>
    <meta:document-statistic meta:table-count="9" meta:cell-count="148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